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89.74pt"/>
    </style:style>
    <style:style style:name="co3" style:family="table-column">
      <style:table-column-properties fo:break-before="auto" style:column-width="288.14pt"/>
    </style:style>
    <style:style style:name="co4" style:family="table-column">
      <style:table-column-properties fo:break-before="auto" style:column-width="41.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ocode.s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Site_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coude</text:p>
          </table:table-cell>
          <table:table-cell office:value-type="string" calcext:value-type="string">
            <text:p>ronde hoe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onde hoep</text:p>
          </table:table-cell>
          <table:table-cell office:value-type="float" office:value="4.9704743" calcext:value-type="float">
            <text:p>4.9704743</text:p>
          </table:table-cell>
          <table:table-cell office:value-type="float" office:value="52.272071" calcext:value-type="float">
            <text:p>52.272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coude</text:p>
          </table:table-cell>
          <table:table-cell office:value-type="string" calcext:value-type="string">
            <text:p>vechtpolder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vechtpolders</text:p>
          </table:table-cell>
          <table:table-cell office:value-type="float" office:value="4.9704743" calcext:value-type="float">
            <text:p>4.9704743</text:p>
          </table:table-cell>
          <table:table-cell office:value-type="float" office:value="52.272071" calcext:value-type="float">
            <text:p>52.2720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fferden, Heukel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fferden, Heukelum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Pano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Panov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Cuykse Steeg 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uykse Steeg 2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rgha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erghar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ook, Cuykseste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ok, Cuyksestee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Leem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Leembaa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Leempu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Leemput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fferden, Stuw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fferden, Stuwwe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Heij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Heij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Teeffe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eeffel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ook-Middelaa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ok-Middelaar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Leem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Leemdijk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De Schaa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De Schaaf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Koningsvennen, Violenbe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Koningsvennen, Violenber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fferden, stuw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fferden, stuw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Heukel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Heukelum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Aeldon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Aeldonk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Cuykse Steeg 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uykse Steeg 1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Roepa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Roepa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Hondsiepse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Hondsiepsebaa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Niftri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Niftrik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Koningsvennen-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oningsvennen-west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rgen, Berger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rgen, Bergerveld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Koningsvennen, Pano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Koningsvennen, Panov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fferden, Geni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fferden, Genin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ijen-Ber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ijen-Berg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Koningsvenn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Koningsvenn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Koningsvennen, Leem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oningsvennen, Leembaa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Koningsvennen, Ring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oningsvennen, Ringbaa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fferden, Eckelse be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fferden, Eckelse beek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Ravenstei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Ravenstei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fferden Stuw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fferden Stuwwe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Heijen, Stuw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Heijen, Stuwwe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Niers bij Otters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Niers bij Ottersum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Well, Aij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Well, Aijerwe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Potkui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Potkuil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Koningsvennen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Koningsvennen-oost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rger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rgerveld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ook, Koningsbeem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ok, Koningsbeemd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fferden, Eckelse Be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fferden, Eckelse Beek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Konings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Koningsv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ddelaar, ter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ddelaar, terp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Koningsvennen-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Koningsvennen-West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Nier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Niers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ijen, Sintelenbe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ijen, Sintelenber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Well, Elst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Well, Elster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Ve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Veerwe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De L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De Looij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Hondsiepse 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Hondsiepse Baa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Heijen, Maasbru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Heijen, Maasbru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rgen, Berger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rgen, Bergerdijk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Heijen, Oude Maa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Heijen, Oude Maas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Well, Meerssenho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Well, Meerssenhof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Nieuw-Bergen, Vlamme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Nieuw-Bergen, Vlammert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Maasarm-zui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Maasarm-zuid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ook, punt schierei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ok, punt schiereiland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Nijenbeeker Kl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Nijenbeeker Kle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rgen, Oud-Berg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rgen, Oud-Berge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Zelderse Dries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Zelderse Driess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rg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Koningsvennen, Pano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oningsvennen, Panov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ijen, Aijerwe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ijen, Aijerweerd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Hondsiepse 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Hondsiepse baa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ddelaar, terpboerder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ddelaar, terpboerderij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Gennep, Maaskem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nnep, Maaskemp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Ring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Ringwe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Koningsvennen-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Koningsvennen-west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Violenbe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Violenber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de Kroe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de Kroef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Ottersum, Niersbru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Ottersum, Niersbru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Weurt, grindga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Weurt, grindgat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rgen, Oud-Ber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rgen, Oud-Berg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Oud-Ber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Oud-Berg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Koningsvennen-Hondsiepse 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Koningsvennen-Hondsiepse Baa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fferden, Ve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fferden, Veerwe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ook, Startse D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ok, Startse Dal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rgen, Ceres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rgen, Ceresweg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esel, Meerle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esel, Meerlebroek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Ottersum, Nier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Ottersum, Niers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Koningsvennen, Hondsiepse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oningsvennen, Hondsiepsebaa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afgraving Teune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afgraving Teunes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Ring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Ringbaa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Aij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ijen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Biezen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Biezendijk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Milsbeek, Panov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ilsbeek, Panover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fferden</text:p>
          </table:table-cell>
          <table:table-cell office:value-type="string" calcext:value-type="string">
            <text:p>Bergen, Cereshoev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rgen, Cereshoeve</text:p>
          </table:table-cell>
          <table:table-cell office:value-type="float" office:value="6.0135367" calcext:value-type="float">
            <text:p>6.0135367</text:p>
          </table:table-cell>
          <table:table-cell office:value-type="float" office:value="51.634021" calcext:value-type="float">
            <text:p>51.6340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Oude Ven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 Venen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Oosterboor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osterboorn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Terb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band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Aldeboarn, fjurlans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ldeboarn, fjurlanswei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Aldeboar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ldeboarn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Ulespro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Ulesprong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Idaerd,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aerd,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Lúnbert, schar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únbert, scharwei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Frieswijkpolder 11-33-4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ieswijkpolder 11-33-43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Oldeboor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ldeboorn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Abbenwier, grienedy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bbenwier, grienedyk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Terhorn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horne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De Dee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Deelen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PG Ott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G Otterweg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polder zuid van Oldeboor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lder zuid van Oldeboorn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Leechlân Grouw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echlân Grouw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Deelen-oost 11-43-1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elen-oost 11-43-12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Ûlesprong,riper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Ûlesprong,riperwei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Vegelinsoo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gelinsoord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Gorre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orredijk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Meskenwier Oude Schouw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eskenwier Oude Schouw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Terbant, borneg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bant, bornego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Terban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bant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Terhern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herne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Oldeboorn, Fjurlans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ldeboorn, Fjurlanswei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Oldeboorn/Tijnje, Warre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ldeboorn/Tijnje, Warrewei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Terhernstersy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hernstersyl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Gersloo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Gersloot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Polder Henshui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lder Henshuizen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De Deelen, heafearts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Deelen, heafeartswei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Terband, School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band, Schoolweg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Fjurlanswei 11-32-4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jurlanswei 11-32-45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De Deelen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Deelen-oost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Ravenswou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avenswoud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Akmarij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kmarijp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Âlde Feanen, nonnepaa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Âlde Feanen, nonnepaad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Fjurlanswei, De Dee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jurlanswei, De Deelen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Âldeboarn, fjûrlâns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Âldeboarn, fjûrlânswei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De Warren 11-33-33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Warren 11-33-33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Fjurlann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jurlannen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Heechlân Grou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echlân Grou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deboarn</text:p>
          </table:table-cell>
          <table:table-cell office:value-type="string" calcext:value-type="string">
            <text:p>Aegmary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egmaryp</text:p>
          </table:table-cell>
          <table:table-cell office:value-type="float" office:value="5.8924892" calcext:value-type="float">
            <text:p>5.8924892</text:p>
          </table:table-cell>
          <table:table-cell office:value-type="float" office:value="53.0481093" calcext:value-type="float">
            <text:p>53.04810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lmere</text:p>
          </table:table-cell>
          <table:table-cell office:value-type="string" calcext:value-type="string">
            <text:p>Zuid-Flevoland, vogel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Zuid-Flevoland, vogelweg</text:p>
          </table:table-cell>
          <table:table-cell office:value-type="float" office:value="5.2647016" calcext:value-type="float">
            <text:p>5.2647016</text:p>
          </table:table-cell>
          <table:table-cell office:value-type="float" office:value="52.3507849" calcext:value-type="float">
            <text:p>52.350784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lmere</text:p>
          </table:table-cell>
          <table:table-cell office:value-type="string" calcext:value-type="string">
            <text:p>Almere-Pampus, Az secti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Almere-Pampus, Az sectie</text:p>
          </table:table-cell>
          <table:table-cell office:value-type="float" office:value="5.2647016" calcext:value-type="float">
            <text:p>5.2647016</text:p>
          </table:table-cell>
          <table:table-cell office:value-type="float" office:value="52.3507849" calcext:value-type="float">
            <text:p>52.350784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Alpen</text:p>
          </table:table-cell>
          <table:table-cell office:value-type="string" calcext:value-type="string">
            <text:p>Alpen-Drüpt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Alpen-Drüpt</text:p>
          </table:table-cell>
          <table:table-cell office:value-type="float" office:value="6.5120144" calcext:value-type="float">
            <text:p>6.5120144</text:p>
          </table:table-cell>
          <table:table-cell office:value-type="float" office:value="51.5755955" calcext:value-type="float">
            <text:p>51.575595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merongen</text:p>
          </table:table-cell>
          <table:table-cell office:value-type="string" calcext:value-type="string">
            <text:p>Amerongen; Amerongse Bov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merongen; Amerongse Bovenpolder</text:p>
          </table:table-cell>
          <table:table-cell office:value-type="float" office:value="5.4604852" calcext:value-type="float">
            <text:p>5.4604852</text:p>
          </table:table-cell>
          <table:table-cell office:value-type="float" office:value="52.0025516" calcext:value-type="float">
            <text:p>52.00255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merongen</text:p>
          </table:table-cell>
          <table:table-cell office:value-type="string" calcext:value-type="string">
            <text:p>Amerongen, uiterwaarden L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Amerongen, uiterwaarden Lek</text:p>
          </table:table-cell>
          <table:table-cell office:value-type="float" office:value="5.4604852" calcext:value-type="float">
            <text:p>5.4604852</text:p>
          </table:table-cell>
          <table:table-cell office:value-type="float" office:value="52.0025516" calcext:value-type="float">
            <text:p>52.00255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mersfoort</text:p>
          </table:table-cell>
          <table:table-cell office:value-type="string" calcext:value-type="string">
            <text:p>Polder Zelde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Polder Zeldert</text:p>
          </table:table-cell>
          <table:table-cell office:value-type="float" office:value="5.3878266" calcext:value-type="float">
            <text:p>5.3878266</text:p>
          </table:table-cell>
          <table:table-cell office:value-type="float" office:value="52.1561113" calcext:value-type="float">
            <text:p>52.156111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G4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Emmericher Eyland hinter De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er Eyland hinter Deich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Hetter 7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7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M2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Q8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Q8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A6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O5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A5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A9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G3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2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Dornic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ornick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Emmericher Brück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er Brücke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Emmericher Eyland ggü. Dornick, vor De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er Eyland ggü. Dornick, vor Deich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Rees-Haff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Rees-Haffen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Emmericher Eyland Kalflac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er Eyland Kalflack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I1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S2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Griet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Grieth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Hönnepel, Kreisel Kerni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önnepel, Kreisel Kerni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F2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Hetter 4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4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Hetter 6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6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O3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B6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P4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Emmericher Eyland vor De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er Eyland vor Deich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3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Hetter 1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11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Emmericher Eyland vor Deich, Hof wo auf Deich fahr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er Eyland vor Deich, Hof wo auf Deich fahren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O1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1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Hetter 3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3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4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L1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O2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Q1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2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Emmericher Eyland vor Deich, Kana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er Eyland vor Deich, Kanal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Hüth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üthum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P3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P2/P4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P2/P4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2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1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ndrop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1</text:p>
          </table:table-cell>
          <table:table-cell office:value-type="float" office:value="6.383" calcext:value-type="float">
            <text:p>6.383</text:p>
          </table:table-cell>
          <table:table-cell office:value-type="float" office:value="51.783" calcext:value-type="float">
            <text:p>51.7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njum</text:p>
          </table:table-cell>
          <table:table-cell office:value-type="string" calcext:value-type="string">
            <text:p>Anjum - Reidswal - E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njum - Reidswal - Ee</text:p>
          </table:table-cell>
          <table:table-cell office:value-type="float" office:value="6.1266778" calcext:value-type="float">
            <text:p>6.1266778</text:p>
          </table:table-cell>
          <table:table-cell office:value-type="float" office:value="53.3743702" calcext:value-type="float">
            <text:p>53.374370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Anjum</text:p>
          </table:table-cell>
          <table:table-cell office:value-type="string" calcext:value-type="string">
            <text:p>Anjumerkolken, Tibm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njumerkolken, Tibma</text:p>
          </table:table-cell>
          <table:table-cell office:value-type="float" office:value="6.1266778" calcext:value-type="float">
            <text:p>6.1266778</text:p>
          </table:table-cell>
          <table:table-cell office:value-type="float" office:value="53.3743702" calcext:value-type="float">
            <text:p>53.374370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Anj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njum</text:p>
          </table:table-cell>
          <table:table-cell office:value-type="float" office:value="6.1266778" calcext:value-type="float">
            <text:p>6.1266778</text:p>
          </table:table-cell>
          <table:table-cell office:value-type="float" office:value="53.3743702" calcext:value-type="float">
            <text:p>53.37437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njum</text:p>
          </table:table-cell>
          <table:table-cell office:value-type="string" calcext:value-type="string">
            <text:p>Paesen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Paesens</text:p>
          </table:table-cell>
          <table:table-cell office:value-type="float" office:value="6.1266778" calcext:value-type="float">
            <text:p>6.1266778</text:p>
          </table:table-cell>
          <table:table-cell office:value-type="float" office:value="53.3743702" calcext:value-type="float">
            <text:p>53.374370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njum</text:p>
          </table:table-cell>
          <table:table-cell office:value-type="string" calcext:value-type="string">
            <text:p>Anjumerkolken, Jouswi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njumerkolken, Jouswier</text:p>
          </table:table-cell>
          <table:table-cell office:value-type="float" office:value="6.1266778" calcext:value-type="float">
            <text:p>6.1266778</text:p>
          </table:table-cell>
          <table:table-cell office:value-type="float" office:value="53.3743702" calcext:value-type="float">
            <text:p>53.37437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jum</text:p>
          </table:table-cell>
          <table:table-cell office:value-type="string" calcext:value-type="string">
            <text:p>Moddergat - Wierum binnendijk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Moddergat - Wierum binnendijks</text:p>
          </table:table-cell>
          <table:table-cell office:value-type="float" office:value="6.1266778" calcext:value-type="float">
            <text:p>6.1266778</text:p>
          </table:table-cell>
          <table:table-cell office:value-type="float" office:value="53.3743702" calcext:value-type="float">
            <text:p>53.374370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ten N Appelsch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n N Appelscha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ten W Veenhui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n W Veenhuizen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Goud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oudmeer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Fochteloerveen, noordkan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chteloerveen, noordkant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ten O Appelsch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n O Appelscha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Goudmeer, Fochtelo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oudmeer, Fochteloo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Fochteloerve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chteloerveen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Goudmeer, Fochteloerve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oudmeer, Fochteloerveen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Appelsch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ppelscha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Fochtelo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chteloo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Fochteloerveen Zui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chteloerveen Zuid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Appelscha</text:p>
          </table:table-cell>
          <table:table-cell office:value-type="string" calcext:value-type="string">
            <text:p>Fochteloerveen, zuidkan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chteloerveen, zuidkant</text:p>
          </table:table-cell>
          <table:table-cell office:value-type="float" office:value="6.3563031" calcext:value-type="float">
            <text:p>6.3563031</text:p>
          </table:table-cell>
          <table:table-cell office:value-type="float" office:value="52.9523997" calcext:value-type="float">
            <text:p>52.9523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Bal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alk</text:p>
          </table:table-cell>
          <table:table-cell office:value-type="float" office:value="5.5798871" calcext:value-type="float">
            <text:p>5.5798871</text:p>
          </table:table-cell>
          <table:table-cell office:value-type="float" office:value="52.8972249" calcext:value-type="float">
            <text:p>52.897224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alk</text:p>
          </table:table-cell>
          <table:table-cell office:value-type="string" calcext:value-type="string">
            <text:p>Balk, Sudersee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alk, Suderseewei</text:p>
          </table:table-cell>
          <table:table-cell office:value-type="float" office:value="5.5798871" calcext:value-type="float">
            <text:p>5.5798871</text:p>
          </table:table-cell>
          <table:table-cell office:value-type="float" office:value="52.8972249" calcext:value-type="float">
            <text:p>52.897224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Beilen</text:p>
          </table:table-cell>
          <table:table-cell office:value-type="string" calcext:value-type="string">
            <text:p>Beilervaart, Voslan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Beilervaart, Voslanden</text:p>
          </table:table-cell>
          <table:table-cell office:value-type="float" office:value="6.5146322" calcext:value-type="float">
            <text:p>6.5146322</text:p>
          </table:table-cell>
          <table:table-cell office:value-type="float" office:value="52.8599347" calcext:value-type="float">
            <text:p>52.85993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Binsheim 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insheim Vorlan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Duisburg-Baerl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Baerl, Rheinvorlan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Duisburg-Binsheim, Binsheimer 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Binsheim, Binsheimer Fel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Binsheimer 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insheimer Fel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Baerl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aerl, Rheinvorlan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Duisburg-Binsheimer 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Binsheimer Fel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Duisburg-Baerl, Binsheimer 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Baerl, Binsheimer Fel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Binsheimer 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Binsheimer Vorlan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Duisburg-Baerl, Binsheimer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Baerl, Binsheimerfel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Duisburg-Binsheim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Binsheim, Rheinvorlan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Duisburg-Walsum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Rheinvorlan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Duisburg-Walsum, NSG Rheinaue Wa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NSG Rheinaue Walsum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insheim</text:p>
          </table:table-cell>
          <table:table-cell office:value-type="string" calcext:value-type="string">
            <text:p>Duisburg, Binsheimer 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, Binsheimer Feld</text:p>
          </table:table-cell>
          <table:table-cell office:value-type="float" office:value="6.7019728" calcext:value-type="float">
            <text:p>6.7019728</text:p>
          </table:table-cell>
          <table:table-cell office:value-type="float" office:value="51.5099811" calcext:value-type="float">
            <text:p>51.509981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Idsegahui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segahuizum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Âldegea swf, dyksfinn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Âldegea swf, dyksfinne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Kaap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aappolder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Kaep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aeppolder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Piekezij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iekezijl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Klein Gaastmeer, Fries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lein Gaastmeer, Friesland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Oudega H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ga HO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Âldegeas sw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Âldegeas swf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Draaisterhui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raaisterhuizen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Kaepwei (noord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aepwei (noord)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Sandfirden, De B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ndfirden, De Band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Idzegahui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zegahuizum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Kaepwei (zuid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aepwei (zuid)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Idzeg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zega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Ringwiel, Kaep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ingwiel, Kaepwei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Alde Skatting, Ijl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lde Skatting, Ijlst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Sandfi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ndfirden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Idzegaasterpo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zegaasterpoel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Alde Skatti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lde Skatting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Gaastmeer - He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astmeer - Heeg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Kolderwolde, Fries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olderwolde, Friesland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Follega, Foar de Mar o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llega, Foar de Mar oer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Oudega (G-S), Fries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ga (G-S), Friesland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Gaastmeer, Kaap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astmeer, Kaappolder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Oudega, Westerskatti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ga, Westerskatting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Gaast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astmeer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Oudega-Wymbr.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ga-Wymbr.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Klein Gaast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lein Gaastmeer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Oudega, Westskatti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ga, Westskatting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Folsgar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lsgare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Abbeg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bbega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lauwhuis</text:p>
          </table:table-cell>
          <table:table-cell office:value-type="string" calcext:value-type="string">
            <text:p>Oudeg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ga</text:p>
          </table:table-cell>
          <table:table-cell office:value-type="float" office:value="5.5409139" calcext:value-type="float">
            <text:p>5.5409139</text:p>
          </table:table-cell>
          <table:table-cell office:value-type="float" office:value="53.0165036" calcext:value-type="float">
            <text:p>53.016503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lesdijke</text:p>
          </table:table-cell>
          <table:table-cell office:value-type="string" calcext:value-type="string">
            <text:p>Blesdijke, Oosterbroek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lesdijke, Oosterbroekweg</text:p>
          </table:table-cell>
          <table:table-cell office:value-type="float" office:value="6.0146236" calcext:value-type="float">
            <text:p>6.0146236</text:p>
          </table:table-cell>
          <table:table-cell office:value-type="float" office:value="52.8296248" calcext:value-type="float">
            <text:p>52.829624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Brant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antgum</text:p>
          </table:table-cell>
          <table:table-cell office:value-type="float" office:value="5.9301891" calcext:value-type="float">
            <text:p>5.9301891</text:p>
          </table:table-cell>
          <table:table-cell office:value-type="float" office:value="53.3521088" calcext:value-type="float">
            <text:p>53.352108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roeksterwoude</text:p>
          </table:table-cell>
          <table:table-cell office:value-type="string" calcext:value-type="string">
            <text:p>Broeksterwoude, burg. Nauta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oeksterwoude, burg. Nautawei</text:p>
          </table:table-cell>
          <table:table-cell office:value-type="float" office:value="5.9950072" calcext:value-type="float">
            <text:p>5.9950072</text:p>
          </table:table-cell>
          <table:table-cell office:value-type="float" office:value="53.2740397" calcext:value-type="float">
            <text:p>53.274039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roeksterwoude</text:p>
          </table:table-cell>
          <table:table-cell office:value-type="string" calcext:value-type="string">
            <text:p>Broek, Bellingbu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oek, Bellingbuer</text:p>
          </table:table-cell>
          <table:table-cell office:value-type="float" office:value="5.9950072" calcext:value-type="float">
            <text:p>5.9950072</text:p>
          </table:table-cell>
          <table:table-cell office:value-type="float" office:value="53.2740397" calcext:value-type="float">
            <text:p>53.274039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ornwerd</text:p>
          </table:table-cell>
          <table:table-cell office:value-type="string" calcext:value-type="string">
            <text:p>Cornwerd/Houw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rnwerd/Houw</text:p>
          </table:table-cell>
          <table:table-cell office:value-type="float" office:value="5.3907465" calcext:value-type="float">
            <text:p>5.3907465</text:p>
          </table:table-cell>
          <table:table-cell office:value-type="float" office:value="53.0832949" calcext:value-type="float">
            <text:p>53.083294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ornwerd</text:p>
          </table:table-cell>
          <table:table-cell office:value-type="string" calcext:value-type="string">
            <text:p>Sotterum Fr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otterum Frl</text:p>
          </table:table-cell>
          <table:table-cell office:value-type="float" office:value="5.3907465" calcext:value-type="float">
            <text:p>5.3907465</text:p>
          </table:table-cell>
          <table:table-cell office:value-type="float" office:value="53.0832949" calcext:value-type="float">
            <text:p>53.083294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rnwerd</text:p>
          </table:table-cell>
          <table:table-cell office:value-type="string" calcext:value-type="string">
            <text:p>Sotter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otterum</text:p>
          </table:table-cell>
          <table:table-cell office:value-type="float" office:value="5.3907465" calcext:value-type="float">
            <text:p>5.3907465</text:p>
          </table:table-cell>
          <table:table-cell office:value-type="float" office:value="53.0832949" calcext:value-type="float">
            <text:p>53.08329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ornwerd</text:p>
          </table:table-cell>
          <table:table-cell office:value-type="string" calcext:value-type="string">
            <text:p>Cornwerd, Sotter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rnwerd, Sotterum</text:p>
          </table:table-cell>
          <table:table-cell office:value-type="float" office:value="5.3907465" calcext:value-type="float">
            <text:p>5.3907465</text:p>
          </table:table-cell>
          <table:table-cell office:value-type="float" office:value="53.0832949" calcext:value-type="float">
            <text:p>53.08329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ornwerd</text:p>
          </table:table-cell>
          <table:table-cell office:value-type="string" calcext:value-type="string">
            <text:p>Sotterum bij Makk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otterum bij Makkum</text:p>
          </table:table-cell>
          <table:table-cell office:value-type="float" office:value="5.3907465" calcext:value-type="float">
            <text:p>5.3907465</text:p>
          </table:table-cell>
          <table:table-cell office:value-type="float" office:value="53.0832949" calcext:value-type="float">
            <text:p>53.08329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ornwerd</text:p>
          </table:table-cell>
          <table:table-cell office:value-type="string" calcext:value-type="string">
            <text:p>Won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ns</text:p>
          </table:table-cell>
          <table:table-cell office:value-type="float" office:value="5.3907465" calcext:value-type="float">
            <text:p>5.3907465</text:p>
          </table:table-cell>
          <table:table-cell office:value-type="float" office:value="53.0832949" calcext:value-type="float">
            <text:p>53.083294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Cornw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Cornwerd</text:p>
          </table:table-cell>
          <table:table-cell office:value-type="float" office:value="5.3907465" calcext:value-type="float">
            <text:p>5.3907465</text:p>
          </table:table-cell>
          <table:table-cell office:value-type="float" office:value="53.0832949" calcext:value-type="float">
            <text:p>53.08329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rnwerd</text:p>
          </table:table-cell>
          <table:table-cell office:value-type="string" calcext:value-type="string">
            <text:p>Witmars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itmarsum</text:p>
          </table:table-cell>
          <table:table-cell office:value-type="float" office:value="5.3907465" calcext:value-type="float">
            <text:p>5.3907465</text:p>
          </table:table-cell>
          <table:table-cell office:value-type="float" office:value="53.0832949" calcext:value-type="float">
            <text:p>53.083294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reil</text:p>
          </table:table-cell>
          <table:table-cell office:value-type="string" calcext:value-type="string">
            <text:p>Noordoostpolder-Wrakkenpa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ordoostpolder-Wrakkenpad</text:p>
          </table:table-cell>
          <table:table-cell office:value-type="float" office:value="2.4783913" calcext:value-type="float">
            <text:p>2.4783913</text:p>
          </table:table-cell>
          <table:table-cell office:value-type="float" office:value="49.2576872" calcext:value-type="float">
            <text:p>49.257687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reil</text:p>
          </table:table-cell>
          <table:table-cell office:value-type="string" calcext:value-type="string">
            <text:p>Noordoostpolder -Wrakkenpa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ordoostpolder -Wrakkenpad</text:p>
          </table:table-cell>
          <table:table-cell office:value-type="float" office:value="2.4783913" calcext:value-type="float">
            <text:p>2.4783913</text:p>
          </table:table-cell>
          <table:table-cell office:value-type="float" office:value="49.2576872" calcext:value-type="float">
            <text:p>49.257687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reil</text:p>
          </table:table-cell>
          <table:table-cell office:value-type="string" calcext:value-type="string">
            <text:p>Noordoostpolder - Espelerpa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ordoostpolder - Espelerpad</text:p>
          </table:table-cell>
          <table:table-cell office:value-type="float" office:value="2.4783913" calcext:value-type="float">
            <text:p>2.4783913</text:p>
          </table:table-cell>
          <table:table-cell office:value-type="float" office:value="49.2576872" calcext:value-type="float">
            <text:p>49.257687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reil</text:p>
          </table:table-cell>
          <table:table-cell office:value-type="string" calcext:value-type="string">
            <text:p>Noordoost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ordoostpolder</text:p>
          </table:table-cell>
          <table:table-cell office:value-type="float" office:value="2.4783913" calcext:value-type="float">
            <text:p>2.4783913</text:p>
          </table:table-cell>
          <table:table-cell office:value-type="float" office:value="49.2576872" calcext:value-type="float">
            <text:p>49.257687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reil</text:p>
          </table:table-cell>
          <table:table-cell office:value-type="string" calcext:value-type="string">
            <text:p>Noordoostpolder, Weg van Ongena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Noordoostpolder, Weg van Ongenade</text:p>
          </table:table-cell>
          <table:table-cell office:value-type="float" office:value="2.4783913" calcext:value-type="float">
            <text:p>2.4783913</text:p>
          </table:table-cell>
          <table:table-cell office:value-type="float" office:value="49.2576872" calcext:value-type="float">
            <text:p>49.257687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Zuidlaren, Polder Kastelen Akker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Zuidlaren, Polder Kastelen Akkers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de groeve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Spijkerb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pijkerboor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>De Groev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e Groeve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Kropswolderbuit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Kropswolderbuitenpolder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Zuidlaarder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Zuidlaardermeer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Noordlaren Oost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oordlaren Oostpolder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Zuidla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Zuidlaren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Anner Groenlan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Anner Groenlanden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De Groeve</text:p>
          </table:table-cell>
          <table:table-cell office:value-type="string" calcext:value-type="string">
            <text:p>Zuidlaarderveen, Knijpstukk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Zuidlaarderveen, Knijpstukken</text:p>
          </table:table-cell>
          <table:table-cell office:value-type="float" office:value="6.7113367" calcext:value-type="float">
            <text:p>6.7113367</text:p>
          </table:table-cell>
          <table:table-cell office:value-type="float" office:value="53.1110383" calcext:value-type="float">
            <text:p>53.111038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Deventer</text:p>
          </table:table-cell>
          <table:table-cell office:value-type="string" calcext:value-type="string">
            <text:p>Uiterwaard bij Devent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Uiterwaard bij Deventer</text:p>
          </table:table-cell>
          <table:table-cell office:value-type="float" office:value="6.1552165" calcext:value-type="float">
            <text:p>6.1552165</text:p>
          </table:table-cell>
          <table:table-cell office:value-type="float" office:value="52.2660751" calcext:value-type="float">
            <text:p>52.26607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venter</text:p>
          </table:table-cell>
          <table:table-cell office:value-type="string" calcext:value-type="string">
            <text:p>Ol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Olst</text:p>
          </table:table-cell>
          <table:table-cell office:value-type="float" office:value="6.1552165" calcext:value-type="float">
            <text:p>6.1552165</text:p>
          </table:table-cell>
          <table:table-cell office:value-type="float" office:value="52.2660751" calcext:value-type="float">
            <text:p>52.266075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venter</text:p>
          </table:table-cell>
          <table:table-cell office:value-type="string" calcext:value-type="string">
            <text:p>Bolwerkswei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olwerksweide</text:p>
          </table:table-cell>
          <table:table-cell office:value-type="float" office:value="6.1552165" calcext:value-type="float">
            <text:p>6.1552165</text:p>
          </table:table-cell>
          <table:table-cell office:value-type="float" office:value="52.2660751" calcext:value-type="float">
            <text:p>52.26607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Deventer</text:p>
          </table:table-cell>
          <table:table-cell office:value-type="string" calcext:value-type="string">
            <text:p>Gorss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orssel</text:p>
          </table:table-cell>
          <table:table-cell office:value-type="float" office:value="6.1552165" calcext:value-type="float">
            <text:p>6.1552165</text:p>
          </table:table-cell>
          <table:table-cell office:value-type="float" office:value="52.2660751" calcext:value-type="float">
            <text:p>52.266075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Deventer</text:p>
          </table:table-cell>
          <table:table-cell office:value-type="string" calcext:value-type="string">
            <text:p>Hengford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Hengforderwaarden</text:p>
          </table:table-cell>
          <table:table-cell office:value-type="float" office:value="6.1552165" calcext:value-type="float">
            <text:p>6.1552165</text:p>
          </table:table-cell>
          <table:table-cell office:value-type="float" office:value="52.2660751" calcext:value-type="float">
            <text:p>52.266075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Devent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eventer</text:p>
          </table:table-cell>
          <table:table-cell office:value-type="float" office:value="6.1552165" calcext:value-type="float">
            <text:p>6.1552165</text:p>
          </table:table-cell>
          <table:table-cell office:value-type="float" office:value="52.2660751" calcext:value-type="float">
            <text:p>52.266075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emen</text:p>
          </table:table-cell>
          <table:table-cell office:value-type="string" calcext:value-type="string">
            <text:p>Polder IJdoor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Polder IJdoorn</text:p>
          </table:table-cell>
          <table:table-cell office:value-type="float" office:value="4.9591888" calcext:value-type="float">
            <text:p>4.9591888</text:p>
          </table:table-cell>
          <table:table-cell office:value-type="float" office:value="52.3389926" calcext:value-type="float">
            <text:p>52.338992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Lathum, Ban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Lathum, Bandijk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ieren, Dierense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ieren, Dierense Uiterwaard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Spankeren,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pankeren, uiterwaard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Frat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Fraterwaard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ieren, Hof te Di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ieren, Hof te Dier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ieren, Doesburgsde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ieren, Doesburgsdeijk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Ellecom, Beim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Ellecom, Beimerwaard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Spankeren,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pankeren, Uiterwaard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Olburgen, Pipeluu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lburgen, Pipeluurweg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ieren, uit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ieren, uiterwaard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Olburgen, Maisakker binnendijk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lburgen, Maisakker binnendijks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Brummen, Brummense 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rummen, Brummense Waard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IJssel bij Olbur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Olburg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oesburg, Lamme IJss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oesburg, Lamme IJssel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Olburgen,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lburgen, Uiterwaard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e Steeg, Middacht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e Steeg, Middacht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Olburgen, uit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lburgen, uiterwaard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Olburgen,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lburgen, uiterwaard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Spankeren, Bockhorst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pankeren, Bockhorstweg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Giesbeek, Grote Veldstraa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iesbeek, Grote Veldstraat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Bingerden, Hooge Horst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ingerden, Hooge Horst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e Steeg, Het 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e Steeg, Het Broek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Giesbeekse 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iesbeekse Broek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e Steeg, Havik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e Steeg, Havikerwaard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ieren, Doesburgse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ieren, Doesburgsedijk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Brummen, Cortenoev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rummen, Cortenoever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>Di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ier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Rha,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ha, Uiterwaard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oesburg, Grietstraa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oesburg, Grietstraat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Olbur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lburg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oesburg, Fraterwaard-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oesburg, Fraterwaard-West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oesburg, Lamme Ijss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oesburg, Lamme Ijssel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Olburgen, Pipeluurse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lburgen, Pipeluurseweg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Olburgen, Capellegoed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lburgen, Capellegoedweg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Spankeren, uit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pankeren, uiterwaard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Ellecom, Ellecomse 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Ellecom, Ellecomse Polder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Rha, Waterzuiveri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ha, Waterzuivering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Spankeren, Zutphensestraat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pankeren, Zutphensestraatweg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ieren, Soerense 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ieren, Soerense Broek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Laag Soeren, Soerense 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Laag Soeren, Soerense Broek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Brumm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rumm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oesburg-Binge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oesburg-Bingerden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Doesburg, Frat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oesburg, Fraterwaard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Giesbeek, Giesbeekse 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iesbeek, Giesbeekse Broek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ieren</text:p>
          </table:table-cell>
          <table:table-cell office:value-type="string" calcext:value-type="string">
            <text:p>Steenderen, Spaenswe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teenderen, Spaensweerd</text:p>
          </table:table-cell>
          <table:table-cell office:value-type="float" office:value="6.0955819" calcext:value-type="float">
            <text:p>6.0955819</text:p>
          </table:table-cell>
          <table:table-cell office:value-type="float" office:value="52.0527254" calcext:value-type="float">
            <text:p>52.05272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ingden</text:p>
          </table:table-cell>
          <table:table-cell office:value-type="string" calcext:value-type="string">
            <text:p>Dingdener Heid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gdener Heide</text:p>
          </table:table-cell>
          <table:table-cell office:value-type="float" office:value="6.6163282" calcext:value-type="float">
            <text:p>6.6163282</text:p>
          </table:table-cell>
          <table:table-cell office:value-type="float" office:value="51.7707282" calcext:value-type="float">
            <text:p>51.770728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Veenpolder Oldeboor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Veenpolder Oldeboorn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De Feanhoop, drachtsterhea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Feanhoop, drachtsterheawei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Smalle Ie,bûtendik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malle Ie,bûtendiken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Oudbeet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beets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Âldegea SM, geau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Âldegea SM, geau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Sigerswâld, nonnepaa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gerswâld, nonnepaad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Sigerswâ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igerswâld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Headammen, hege war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adammen, hege warren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Algemiene wei, Aldege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lgemiene wei, Aldegea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Headammen, hegewar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adammen, hegewarren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De Veenhoo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Veenhoop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Âldegea, sm, it 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Âldegea, sm, it west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Tjalleb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Tjalleberd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Aldeg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ldega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Drachten</text:p>
          </table:table-cell>
          <table:table-cell office:value-type="string" calcext:value-type="string">
            <text:p>Oudega Small.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ga Small.</text:p>
          </table:table-cell>
          <table:table-cell office:value-type="float" office:value="6.0586373" calcext:value-type="float">
            <text:p>6.0586373</text:p>
          </table:table-cell>
          <table:table-cell office:value-type="float" office:value="53.0925814" calcext:value-type="float">
            <text:p>53.09258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Dümmer</text:p>
          </table:table-cell>
          <table:table-cell office:value-type="string" calcext:value-type="string">
            <text:p>Ochsenmoor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Ochsenmoor</text:p>
          </table:table-cell>
          <table:table-cell office:value-type="float" office:value="8.3411022" calcext:value-type="float">
            <text:p>8.3411022</text:p>
          </table:table-cell>
          <table:table-cell office:value-type="float" office:value="52.5106507" calcext:value-type="float">
            <text:p>52.510650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ümmer</text:p>
          </table:table-cell>
          <table:table-cell office:value-type="string" calcext:value-type="string">
            <text:p>Dammer Wiesen, Bohmt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ammer Wiesen, Bohmte</text:p>
          </table:table-cell>
          <table:table-cell office:value-type="float" office:value="8.3411022" calcext:value-type="float">
            <text:p>8.3411022</text:p>
          </table:table-cell>
          <table:table-cell office:value-type="float" office:value="52.5106507" calcext:value-type="float">
            <text:p>52.51065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ümmer</text:p>
          </table:table-cell>
          <table:table-cell office:value-type="string" calcext:value-type="string">
            <text:p>Rüschendorfer Wiesen, Bohmt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üschendorfer Wiesen, Bohmte</text:p>
          </table:table-cell>
          <table:table-cell office:value-type="float" office:value="8.3411022" calcext:value-type="float">
            <text:p>8.3411022</text:p>
          </table:table-cell>
          <table:table-cell office:value-type="float" office:value="52.5106507" calcext:value-type="float">
            <text:p>52.510650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Earnewald</text:p>
          </table:table-cell>
          <table:table-cell office:value-type="string" calcext:value-type="string">
            <text:p>Eernewoude, Wytze Bo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ernewoude, Wytze Boer</text:p>
          </table:table-cell>
          <table:table-cell office:value-type="float" office:value="5.9413515" calcext:value-type="float">
            <text:p>5.9413515</text:p>
          </table:table-cell>
          <table:table-cell office:value-type="float" office:value="53.1322618" calcext:value-type="float">
            <text:p>53.13226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Earnewald</text:p>
          </table:table-cell>
          <table:table-cell office:value-type="string" calcext:value-type="string">
            <text:p>Earnewâld, feansterdy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arnewâld, feansterdyk</text:p>
          </table:table-cell>
          <table:table-cell office:value-type="float" office:value="5.9413515" calcext:value-type="float">
            <text:p>5.9413515</text:p>
          </table:table-cell>
          <table:table-cell office:value-type="float" office:value="53.1322618" calcext:value-type="float">
            <text:p>53.13226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Earnewald</text:p>
          </table:table-cell>
          <table:table-cell office:value-type="string" calcext:value-type="string">
            <text:p>Earnewâ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arnewâld</text:p>
          </table:table-cell>
          <table:table-cell office:value-type="float" office:value="5.9413515" calcext:value-type="float">
            <text:p>5.9413515</text:p>
          </table:table-cell>
          <table:table-cell office:value-type="float" office:value="53.1322618" calcext:value-type="float">
            <text:p>53.13226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Earnewald</text:p>
          </table:table-cell>
          <table:table-cell office:value-type="string" calcext:value-type="string">
            <text:p>Eerne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ernewoude</text:p>
          </table:table-cell>
          <table:table-cell office:value-type="float" office:value="5.9413515" calcext:value-type="float">
            <text:p>5.9413515</text:p>
          </table:table-cell>
          <table:table-cell office:value-type="float" office:value="53.1322618" calcext:value-type="float">
            <text:p>53.13226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Eext</text:p>
          </table:table-cell>
          <table:table-cell office:value-type="string" calcext:value-type="string">
            <text:p>Hunzedal, Zwet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Hunzedal, Zwetdijk</text:p>
          </table:table-cell>
          <table:table-cell office:value-type="float" office:value="6.7357845" calcext:value-type="float">
            <text:p>6.7357845</text:p>
          </table:table-cell>
          <table:table-cell office:value-type="float" office:value="53.0177945" calcext:value-type="float">
            <text:p>53.017794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Eexterveen</text:p>
          </table:table-cell>
          <table:table-cell office:value-type="string" calcext:value-type="string">
            <text:p>Gieterzandvoo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Gieterzandvoort</text:p>
          </table:table-cell>
          <table:table-cell office:value-type="float" office:value="6.8040642" calcext:value-type="float">
            <text:p>6.8040642</text:p>
          </table:table-cell>
          <table:table-cell office:value-type="float" office:value="53.0523249" calcext:value-type="float">
            <text:p>53.052324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exterveen</text:p>
          </table:table-cell>
          <table:table-cell office:value-type="string" calcext:value-type="string">
            <text:p>Eexterveen, Breeven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Eexterveen, Breevenen</text:p>
          </table:table-cell>
          <table:table-cell office:value-type="float" office:value="6.8040642" calcext:value-type="float">
            <text:p>6.8040642</text:p>
          </table:table-cell>
          <table:table-cell office:value-type="float" office:value="53.0523249" calcext:value-type="float">
            <text:p>53.05232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Indy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ndyk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Ypecolsg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Ypecolsga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De Krim, Algemiene 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Krim, Algemiene wei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Trophorne Lange H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ophorne Lange Hoek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Zwi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Zwin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Woudsend/In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udsend/Indijk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Elahuizen, Algemiene 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lahuizen, Algemiene Wei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Ypecolsgea, Trophornster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Ypecolsgea, Trophornsterwei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Trophorn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rophorne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Elahui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lahuizen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Woudsend, De Zw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udsend, De Zwaan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Elahuizen</text:p>
          </table:table-cell>
          <table:table-cell office:value-type="string" calcext:value-type="string">
            <text:p>Woudse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udsend</text:p>
          </table:table-cell>
          <table:table-cell office:value-type="float" office:value="5.5416776" calcext:value-type="float">
            <text:p>5.5416776</text:p>
          </table:table-cell>
          <table:table-cell office:value-type="float" office:value="52.9255427" calcext:value-type="float">
            <text:p>52.925542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Exmorr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xmorra</text:p>
          </table:table-cell>
          <table:table-cell office:value-type="float" office:value="5.4649729" calcext:value-type="float">
            <text:p>5.4649729</text:p>
          </table:table-cell>
          <table:table-cell office:value-type="float" office:value="53.055539" calcext:value-type="float">
            <text:p>53.05553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Exmorra</text:p>
          </table:table-cell>
          <table:table-cell office:value-type="string" calcext:value-type="string">
            <text:p>Tjerkw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jerkwerd</text:p>
          </table:table-cell>
          <table:table-cell office:value-type="float" office:value="5.4649729" calcext:value-type="float">
            <text:p>5.4649729</text:p>
          </table:table-cell>
          <table:table-cell office:value-type="float" office:value="53.055539" calcext:value-type="float">
            <text:p>53.05553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erwerd</text:p>
          </table:table-cell>
          <table:table-cell office:value-type="string" calcext:value-type="string">
            <text:p>West van Ferw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st van Ferwerd</text:p>
          </table:table-cell>
          <table:table-cell office:value-type="float" office:value="5.824424" calcext:value-type="float">
            <text:p>5.824424</text:p>
          </table:table-cell>
          <table:table-cell office:value-type="float" office:value="53.3377628" calcext:value-type="float">
            <text:p>53.337762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oost van Gaa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ost van Gaast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Piaa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iaam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Piaam Fr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iaam Frl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>Fer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erwoude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Parreg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arrega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polder Gaast Ver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lder Gaast Verwoude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Doniabu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oniaburen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Kooirecht Piaa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ooirecht Piaam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Wonnebu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nneburen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Greanterp/De Rij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reanterp/De Rijp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Allingawi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llingawier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erwoude</text:p>
          </table:table-cell>
          <table:table-cell office:value-type="string" calcext:value-type="string">
            <text:p>kooien Piaa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ooien Piaam</text:p>
          </table:table-cell>
          <table:table-cell office:value-type="float" office:value="5.4332717" calcext:value-type="float">
            <text:p>5.4332717</text:p>
          </table:table-cell>
          <table:table-cell office:value-type="float" office:value="53.0057009" calcext:value-type="float">
            <text:p>53.005700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Gaa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ast</text:p>
          </table:table-cell>
          <table:table-cell office:value-type="float" office:value="5.409823" calcext:value-type="float">
            <text:p>5.409823</text:p>
          </table:table-cell>
          <table:table-cell office:value-type="float" office:value="53.0163297" calcext:value-type="float">
            <text:p>53.016329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aast</text:p>
          </table:table-cell>
          <table:table-cell office:value-type="string" calcext:value-type="string">
            <text:p>Gaast,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ast,</text:p>
          </table:table-cell>
          <table:table-cell office:value-type="float" office:value="5.409823" calcext:value-type="float">
            <text:p>5.409823</text:p>
          </table:table-cell>
          <table:table-cell office:value-type="float" office:value="53.0163297" calcext:value-type="float">
            <text:p>53.016329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aast</text:p>
          </table:table-cell>
          <table:table-cell office:value-type="string" calcext:value-type="string">
            <text:p>Fockemaoo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ckemaoord</text:p>
          </table:table-cell>
          <table:table-cell office:value-type="float" office:value="5.409823" calcext:value-type="float">
            <text:p>5.409823</text:p>
          </table:table-cell>
          <table:table-cell office:value-type="float" office:value="53.0163297" calcext:value-type="float">
            <text:p>53.016329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Hemelum, Zoo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melum, Zool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Galamdammen, Fineboskj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lamdammen, Fineboskje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Hemel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melum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>Galamadamm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lamadammen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Galamadammen/Kolderwol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lamadammen/Kolderwolde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Galamadammen, Fugelhuk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lamadammen, Fugelhuke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Galamadammen-Rij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lamadammen-Rijs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Hemelum (flinkeboskje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melum (flinkeboskje)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Koudum, Flinkebosje **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oudum, Flinkebosje **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Nijeburen. Morrapae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jeburen. Morrapaed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Galamadammen, Fûgelhoek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lamadammen, Fûgelhoeke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alamadammen</text:p>
          </table:table-cell>
          <table:table-cell office:value-type="string" calcext:value-type="string">
            <text:p>Flinkeboskje, Galamadamm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inkeboskje, Galamadammen</text:p>
          </table:table-cell>
          <table:table-cell office:value-type="float" office:value="5.4620068" calcext:value-type="float">
            <text:p>5.4620068</text:p>
          </table:table-cell>
          <table:table-cell office:value-type="float" office:value="52.8997898" calcext:value-type="float">
            <text:p>52.899789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arrelsweer</text:p>
          </table:table-cell>
          <table:table-cell office:value-type="string" calcext:value-type="string">
            <text:p>Wirdumerdraa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Wirdumerdraai</text:p>
          </table:table-cell>
          <table:table-cell office:value-type="float" office:value="6.7695588" calcext:value-type="float">
            <text:p>6.7695588</text:p>
          </table:table-cell>
          <table:table-cell office:value-type="float" office:value="53.3110984" calcext:value-type="float">
            <text:p>53.311098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arrelsweer</text:p>
          </table:table-cell>
          <table:table-cell office:value-type="string" calcext:value-type="string">
            <text:p>Hoeks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Hoeksmeer</text:p>
          </table:table-cell>
          <table:table-cell office:value-type="float" office:value="6.7695588" calcext:value-type="float">
            <text:p>6.7695588</text:p>
          </table:table-cell>
          <table:table-cell office:value-type="float" office:value="53.3110984" calcext:value-type="float">
            <text:p>53.311098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arrelsweer</text:p>
          </table:table-cell>
          <table:table-cell office:value-type="string" calcext:value-type="string">
            <text:p>hoeks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hoeksmeer</text:p>
          </table:table-cell>
          <table:table-cell office:value-type="float" office:value="6.7695588" calcext:value-type="float">
            <text:p>6.7695588</text:p>
          </table:table-cell>
          <table:table-cell office:value-type="float" office:value="53.3110984" calcext:value-type="float">
            <text:p>53.311098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aryp</text:p>
          </table:table-cell>
          <table:table-cell office:value-type="string" calcext:value-type="string">
            <text:p>Feansterdyk Garij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eansterdyk Garijp</text:p>
          </table:table-cell>
          <table:table-cell office:value-type="float" office:value="5.9703906" calcext:value-type="float">
            <text:p>5.9703906</text:p>
          </table:table-cell>
          <table:table-cell office:value-type="float" office:value="53.1673127" calcext:value-type="float">
            <text:p>53.16731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aryp</text:p>
          </table:table-cell>
          <table:table-cell office:value-type="string" calcext:value-type="string">
            <text:p>Earnewarre Garij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arnewarre Garijp</text:p>
          </table:table-cell>
          <table:table-cell office:value-type="float" office:value="5.9703906" calcext:value-type="float">
            <text:p>5.9703906</text:p>
          </table:table-cell>
          <table:table-cell office:value-type="float" office:value="53.1673127" calcext:value-type="float">
            <text:p>53.167312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uitenlanden Zwarte Wat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uitenlanden Zwarte Wat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St. Janskloost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. Janskloost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St Janskloost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 Janskloost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roek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roekenpold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Holten verkavelings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Holten verkavelings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ramenweg Kolderveense bovenbo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ramenweg Kolderveense bovenbo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Vossenwaard Keteldie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Vossenwaard Keteldiep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Kerkeweg Oldelam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erkeweg Oldelam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Ossenzijl, Markerbroek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Ossenzijl, Markerbroek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Hami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Hamingen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Noordoostpolder, Zwarte Water en Kadoeler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oordoostpolder, Zwarte Water en Kadoelerme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Zuidveen, gasthuis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Zuidveen, gasthuis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lokzij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lokzijl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Genemuiden,cellemui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Genemuiden,cellemuiden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Veldiger Buitenlan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Veldiger Buitenlanden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Vollenhov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Vollenhove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Vogeleiland Zwarte 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Vogeleiland Zwarte Me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Zwarte Water bij Genemui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Zwarte Water bij Genemuiden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Ossenzij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Ossenzijl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lokzijl,duinigerme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lokzijl,duinigermeer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Genemuiden,ve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Genemuiden,veer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Groot Cellemui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Groot Cellemuiden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Duiningermeer, NW-Overijss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uiningermeer, NW-Overijssel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Oppen Swolle, Zwartslui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Oppen Swolle, Zwartsluis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Zwartsluis, Buiten Midd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Zwartsluis, Buiten Midden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Cellemui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Cellemuiden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uitenland - Vogelei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uitenland - Vogeleiland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arsbekerbinn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arsbekerbinnenpold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De Wieden, reeë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De Wieden, reeën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arsbek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arsbekerpold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Hamingen, st. grote stouw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Hamingen, st. grote stouwe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lokzijl, dui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lokzijl, duin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rederwiede, NW-Overijss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rederwiede, NW-Overijssel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Zwartsluis,stouwe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Zwartsluis,stouwe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Zwartsluis, stouwe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Zwartsluis, stouwe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Ossenzijl, Tussenbroek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Ossenzijl, Tussenbroekweg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Genemuiden</text:p>
          </table:table-cell>
          <table:table-cell office:value-type="string" calcext:value-type="string">
            <text:p>Barsbeker Binn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arsbeker Binnenpolder</text:p>
          </table:table-cell>
          <table:table-cell office:value-type="float" office:value="6.0523908" calcext:value-type="float">
            <text:p>6.0523908</text:p>
          </table:table-cell>
          <table:table-cell office:value-type="float" office:value="52.6191047" calcext:value-type="float">
            <text:p>52.619104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Harich</text:p>
          </table:table-cell>
          <table:table-cell office:value-type="string" calcext:value-type="string">
            <text:p>Harich, Trophornster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arich, Trophornsterwei</text:p>
          </table:table-cell>
          <table:table-cell office:value-type="float" office:value="5.5636659" calcext:value-type="float">
            <text:p>5.5636659</text:p>
          </table:table-cell>
          <table:table-cell office:value-type="float" office:value="52.9024442" calcext:value-type="float">
            <text:p>52.902444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Harich</text:p>
          </table:table-cell>
          <table:table-cell office:value-type="string" calcext:value-type="string">
            <text:p>Harich, Fries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arich, Friesland</text:p>
          </table:table-cell>
          <table:table-cell office:value-type="float" office:value="5.5636659" calcext:value-type="float">
            <text:p>5.5636659</text:p>
          </table:table-cell>
          <table:table-cell office:value-type="float" office:value="52.9024442" calcext:value-type="float">
            <text:p>52.902444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Munnikebur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unnikeburenpolder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Haule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aulepolder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Ren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ndijk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ten Z Haulerw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n Z Haulerwijk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ten ZO Haulerw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n ZO Haulerwijk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Nij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jland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Rendijk, Haulerw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endijk, Haulerwijk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ten ZO Zevenhui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n ZO Zevenhuizen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Huis ter Heide, Veenhui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uis ter Heide, Veenhuizen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Waske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askemeer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aulerwijk</text:p>
          </table:table-cell>
          <table:table-cell office:value-type="string" calcext:value-type="string">
            <text:p>Leidijk, Waske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idijk, Waskemeer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Haulerw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aulerwijk</text:p>
          </table:table-cell>
          <table:table-cell office:value-type="float" office:value="6.3319233" calcext:value-type="float">
            <text:p>6.3319233</text:p>
          </table:table-cell>
          <table:table-cell office:value-type="float" office:value="53.0653054" calcext:value-type="float">
            <text:p>53.065305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Havellan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A</text:p>
          </table:table-cell>
          <table:table-cell office:value-type="float" office:value="12.5204131" calcext:value-type="float">
            <text:p>12.5204131</text:p>
          </table:table-cell>
          <table:table-cell office:value-type="float" office:value="52.5979018" calcext:value-type="float">
            <text:p>52.5979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Heeg</text:p>
          </table:table-cell>
          <table:table-cell office:value-type="string" calcext:value-type="string">
            <text:p>Heeg-Gaast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eg-Gaastmeer</text:p>
          </table:table-cell>
          <table:table-cell office:value-type="float" office:value="5.605224" calcext:value-type="float">
            <text:p>5.605224</text:p>
          </table:table-cell>
          <table:table-cell office:value-type="float" office:value="52.9715521" calcext:value-type="float">
            <text:p>52.971552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>He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eg</text:p>
          </table:table-cell>
          <table:table-cell office:value-type="float" office:value="5.605224" calcext:value-type="float">
            <text:p>5.605224</text:p>
          </table:table-cell>
          <table:table-cell office:value-type="float" office:value="52.9715521" calcext:value-type="float">
            <text:p>52.971552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Heeg</text:p>
          </table:table-cell>
          <table:table-cell office:value-type="string" calcext:value-type="string">
            <text:p>Heeg, Lytshu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eg, Lytshuzen</text:p>
          </table:table-cell>
          <table:table-cell office:value-type="float" office:value="5.605224" calcext:value-type="float">
            <text:p>5.605224</text:p>
          </table:table-cell>
          <table:table-cell office:value-type="float" office:value="52.9715521" calcext:value-type="float">
            <text:p>52.971552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Heeg</text:p>
          </table:table-cell>
          <table:table-cell office:value-type="string" calcext:value-type="string">
            <text:p>Heeg, Fries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eg, Friesland</text:p>
          </table:table-cell>
          <table:table-cell office:value-type="float" office:value="5.605224" calcext:value-type="float">
            <text:p>5.605224</text:p>
          </table:table-cell>
          <table:table-cell office:value-type="float" office:value="52.9715521" calcext:value-type="float">
            <text:p>52.971552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Heeg</text:p>
          </table:table-cell>
          <table:table-cell office:value-type="string" calcext:value-type="string">
            <text:p>Heeger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egermeer</text:p>
          </table:table-cell>
          <table:table-cell office:value-type="float" office:value="5.605224" calcext:value-type="float">
            <text:p>5.605224</text:p>
          </table:table-cell>
          <table:table-cell office:value-type="float" office:value="52.9715521" calcext:value-type="float">
            <text:p>52.971552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Heeg</text:p>
          </table:table-cell>
          <table:table-cell office:value-type="string" calcext:value-type="string">
            <text:p>Heeg, De Bu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eg, De Burd</text:p>
          </table:table-cell>
          <table:table-cell office:value-type="float" office:value="5.605224" calcext:value-type="float">
            <text:p>5.605224</text:p>
          </table:table-cell>
          <table:table-cell office:value-type="float" office:value="52.9715521" calcext:value-type="float">
            <text:p>52.971552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Heeg</text:p>
          </table:table-cell>
          <table:table-cell office:value-type="string" calcext:value-type="string">
            <text:p>Lytshu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ytshuzen</text:p>
          </table:table-cell>
          <table:table-cell office:value-type="float" office:value="5.605224" calcext:value-type="float">
            <text:p>5.605224</text:p>
          </table:table-cell>
          <table:table-cell office:value-type="float" office:value="52.9715521" calcext:value-type="float">
            <text:p>52.97155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Heeg</text:p>
          </table:table-cell>
          <table:table-cell office:value-type="string" calcext:value-type="string">
            <text:p>Smallebrugg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mallebrugge</text:p>
          </table:table-cell>
          <table:table-cell office:value-type="float" office:value="5.605224" calcext:value-type="float">
            <text:p>5.605224</text:p>
          </table:table-cell>
          <table:table-cell office:value-type="float" office:value="52.9715521" calcext:value-type="float">
            <text:p>52.971552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Hindeloopen</text:p>
          </table:table-cell>
          <table:table-cell office:value-type="string" calcext:value-type="string">
            <text:p>Zuidermeerpolder, Stavo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Zuidermeerpolder, Stavoren</text:p>
          </table:table-cell>
          <table:table-cell office:value-type="float" office:value="5.4012542" calcext:value-type="float">
            <text:p>5.4012542</text:p>
          </table:table-cell>
          <table:table-cell office:value-type="float" office:value="52.9426846" calcext:value-type="float">
            <text:p>52.942684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Hindeloopen</text:p>
          </table:table-cell>
          <table:table-cell office:value-type="string" calcext:value-type="string">
            <text:p>Station Hindeloop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tation Hindeloopen</text:p>
          </table:table-cell>
          <table:table-cell office:value-type="float" office:value="5.4012542" calcext:value-type="float">
            <text:p>5.4012542</text:p>
          </table:table-cell>
          <table:table-cell office:value-type="float" office:value="52.9426846" calcext:value-type="float">
            <text:p>52.942684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Hindeloopen</text:p>
          </table:table-cell>
          <table:table-cell office:value-type="string" calcext:value-type="string">
            <text:p>Hindeloopen, L. Klazeslean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indeloopen, L. Klazesleane</text:p>
          </table:table-cell>
          <table:table-cell office:value-type="float" office:value="5.4012542" calcext:value-type="float">
            <text:p>5.4012542</text:p>
          </table:table-cell>
          <table:table-cell office:value-type="float" office:value="52.9426846" calcext:value-type="float">
            <text:p>52.94268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string" calcext:value-type="string">
            <text:p>Hindeloop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indeloopen</text:p>
          </table:table-cell>
          <table:table-cell office:value-type="float" office:value="5.4012542" calcext:value-type="float">
            <text:p>5.4012542</text:p>
          </table:table-cell>
          <table:table-cell office:value-type="float" office:value="52.9426846" calcext:value-type="float">
            <text:p>52.942684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Hindeloopen</text:p>
          </table:table-cell>
          <table:table-cell office:value-type="string" calcext:value-type="string">
            <text:p>Stav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taveren</text:p>
          </table:table-cell>
          <table:table-cell office:value-type="float" office:value="5.4012542" calcext:value-type="float">
            <text:p>5.4012542</text:p>
          </table:table-cell>
          <table:table-cell office:value-type="float" office:value="52.9426846" calcext:value-type="float">
            <text:p>52.942684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Hoeksche Waard</text:p>
          </table:table-cell>
          <table:table-cell office:value-type="string" calcext:value-type="string">
            <text:p>Noordelijk Deltagebie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Noordelijk Deltagebied</text:p>
          </table:table-cell>
          <table:table-cell office:value-type="float" office:value="4.47" calcext:value-type="float">
            <text:p>4.47</text:p>
          </table:table-cell>
          <table:table-cell office:value-type="float" office:value="51.77" calcext:value-type="float">
            <text:p>51.7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string" calcext:value-type="string">
            <text:p>Hoge Zwaluw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oge Zwaluwe</text:p>
          </table:table-cell>
          <table:table-cell office:value-type="float" office:value="4.7426213" calcext:value-type="float">
            <text:p>4.7426213</text:p>
          </table:table-cell>
          <table:table-cell office:value-type="float" office:value="51.6883234" calcext:value-type="float">
            <text:p>51.688323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Holwerd</text:p>
          </table:table-cell>
          <table:table-cell office:value-type="string" calcext:value-type="string">
            <text:p>Oosternijkerk - Lioessen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osternijkerk - Lioessens</text:p>
          </table:table-cell>
          <table:table-cell office:value-type="float" office:value="5.9005378" calcext:value-type="float">
            <text:p>5.9005378</text:p>
          </table:table-cell>
          <table:table-cell office:value-type="float" office:value="53.3683775" calcext:value-type="float">
            <text:p>53.368377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Holwerd</text:p>
          </table:table-cell>
          <table:table-cell office:value-type="string" calcext:value-type="string">
            <text:p>Nes Wiest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es Wiesterweg</text:p>
          </table:table-cell>
          <table:table-cell office:value-type="float" office:value="5.9005378" calcext:value-type="float">
            <text:p>5.9005378</text:p>
          </table:table-cell>
          <table:table-cell office:value-type="float" office:value="53.3683775" calcext:value-type="float">
            <text:p>53.368377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ommerts</text:p>
          </table:table-cell>
          <table:table-cell office:value-type="string" calcext:value-type="string">
            <text:p>De Hommert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Hommerts</text:p>
          </table:table-cell>
          <table:table-cell office:value-type="float" office:value="5.6501505" calcext:value-type="float">
            <text:p>5.6501505</text:p>
          </table:table-cell>
          <table:table-cell office:value-type="float" office:value="52.981679" calcext:value-type="float">
            <text:p>52.98167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Hommerts</text:p>
          </table:table-cell>
          <table:table-cell office:value-type="string" calcext:value-type="string">
            <text:p>ten O Hommert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n O Hommerts</text:p>
          </table:table-cell>
          <table:table-cell office:value-type="float" office:value="5.6501505" calcext:value-type="float">
            <text:p>5.6501505</text:p>
          </table:table-cell>
          <table:table-cell office:value-type="float" office:value="52.981679" calcext:value-type="float">
            <text:p>52.98167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>Hommert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ommerts</text:p>
          </table:table-cell>
          <table:table-cell office:value-type="float" office:value="5.6501505" calcext:value-type="float">
            <text:p>5.6501505</text:p>
          </table:table-cell>
          <table:table-cell office:value-type="float" office:value="52.981679" calcext:value-type="float">
            <text:p>52.98167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ommerts</text:p>
          </table:table-cell>
          <table:table-cell office:value-type="string" calcext:value-type="string">
            <text:p>West van Hommert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st van Hommerts</text:p>
          </table:table-cell>
          <table:table-cell office:value-type="float" office:value="5.6501505" calcext:value-type="float">
            <text:p>5.6501505</text:p>
          </table:table-cell>
          <table:table-cell office:value-type="float" office:value="52.981679" calcext:value-type="float">
            <text:p>52.98167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Hengstdijkpolder, De Putti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Hengstdijkpolder, De Putting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>Hul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Hulst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raakmanpolder Zuid Philippin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raakmanpolder Zuid Philippine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Kruispolder, Lamswaar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ruispolder, Lamswaarde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Klein Cambro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lein Cambron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raakmanpolder 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raakmanpolder N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Dijckmeest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Dijckmeester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raakmanpolder Z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raakmanpolder Z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Hengstdijkpolder (De Putting &amp; De Guil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Hengstdijkpolder (De Putting &amp; De Guil)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Riet en Wulfsdij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Riet en Wulfsdijk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Hoogland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Hoogland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aarzandse Kre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aarzandse Kreek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Hengstdijkpolder De Putti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Hengstdijkpolder De Putting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Kruispolder, Zeeuwsch-Vlaand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ruispolder, Zeeuwsch-Vlaanderen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Retranchemen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Retranchement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Henricus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Henricus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Zaamslag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aamslag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Melo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Melo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raakmanpolder Noo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raakmanpolder Noord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Hengstdijkpolder Hengst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Hengstdijkpolder Hengstdijk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Dullaert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Dullaert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Nieuwe Groedschepolder W (De Blikken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Nieuwe Groedschepolder W (De Blikken)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Oostvogel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Oostvogel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Zoutepolder Kloosterzan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outepolder Kloosterzande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Hengstdij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Hengstdijk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De Putti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De Putting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Hengtsdij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Hengtsdijk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Koudepolder (Riemens I en II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oudepolder (Riemens I en II)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Hengstdijkpolder, De Putting Hengst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Hengstdijkpolder, De Putting Hengstdijk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Prosp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Prosper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raakmanpolder zui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raakmanpolder zuid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Stoppeldijkpolder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Stoppeldijkpolder-oost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Oudeland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Oudeland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 Eiland Hul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 Eiland Hulst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 Ei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 Eiland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Catharina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Catharina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Boom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Boom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Louisa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Louisa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Loov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Looven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oschkreek Zaamsla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oschkreek Zaamslag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Sophia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Sophia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Groote Hengstdijkpolder, De Gui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Groote Hengstdijkpolder, De Guil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eosten-Blij-Benoordenpolder Ax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eosten-Blij-Benoordenpolder Axel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Riet- &amp; Wulfsdijkpolder Z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Riet- &amp; Wulfsdijkpolder Z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Stoppeldij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Stoppeldijk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Emma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Emma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Oude Vaart Hul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Oude Vaart Hulst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Zouet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ouet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Oude Groedsche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Oude Groedsche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Kruis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ruis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De Blikk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De Blikken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Riet- &amp; Wulfsdij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Riet- &amp; Wulfsdijk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Luntersh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Luntershoek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Hulsternieuwland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Hulsternieuwland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Hooglandpolder, Zeeuwsch-Vlaand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Hooglandpolder, Zeeuwsch-Vlaanderen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Loovenpolder H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Loovenpolder Hoek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Oud Westenrij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Oud Westenrijk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Westvogel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Westvogel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Hulst-Riet-Wulfsdij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Hulst-Riet-Wulfsdijk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oerenga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oerengat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Amelia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Amelia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Van Alstei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Van Alstein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Koudenpolder H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oudenpolder Hoek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Knuitersh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Knuitershoek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Beoosten- en bwesten Blijpoder Ax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Beoosten- en bwesten Blijpoder Axel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Catharinapolder Ax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Catharinapolder Axel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Oude Ijve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Oude Ijve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Oost-Zeeuwsch-Vlaand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Oost-Zeeuwsch-Vlaanderen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Riet &amp; Wulfsdij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Riet &amp; Wulfsdijk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Perkpolder 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Perkpolder Oost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Zoute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oute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Hulst</text:p>
          </table:table-cell>
          <table:table-cell office:value-type="string" calcext:value-type="string">
            <text:p>Zand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andpolder</text:p>
          </table:table-cell>
          <table:table-cell office:value-type="float" office:value="4.0548869" calcext:value-type="float">
            <text:p>4.0548869</text:p>
          </table:table-cell>
          <table:table-cell office:value-type="float" office:value="51.2806907" calcext:value-type="float">
            <text:p>51.280690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, Bruch, N van tenderingsse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, Bruch, N van tenderingssee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 B8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 B8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Dinslaken, Tenderingsse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, Tenderingssee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Hünxe-Brückhaus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Hünxe-Brückhausen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Dinslaken, Lohber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, Lohberg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-Voerder Bruch Dinslak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Voerder Bruch Dinslaken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Dinslaken, B8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, B8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Hünxe, Bruckhaus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Hünxe, Bruckhausen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Tenderingse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Tenderingsee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, schwarzer weg Tenderingse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, schwarzer weg Tenderingsee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-Tenderingse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Tenderingsee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, B8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, B8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Huenxe-Bruckhaus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Huenxe-Bruckhausen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-Tenderingsse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Tenderingssee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, Dinslaker Bru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, Dinslaker Bruch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 Tenderingse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 Tenderingsee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Hünxe-Bruckhaus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Hünxe-Bruckhausen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r Bru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r Bruch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rder Bruch - Brückhaus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r Bruch - Brückhausen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Hünxe, Brückhaus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Hünxe, Brückhausen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Dinslaker Bruch, ost von Tenderingse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r Bruch, ost von Tenderingsee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Hünxe-Bucholtwelm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Hünxe-Bucholtwelmen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Dinslaken-Lohber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-Lohberg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Dinslaken Bru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 Bruch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Dinslaken-Bru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-Bruch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Hünxe</text:p>
          </table:table-cell>
          <table:table-cell office:value-type="string" calcext:value-type="string">
            <text:p>Voeder, Bruch, tenderingswe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der, Bruch, tenderingsweg</text:p>
          </table:table-cell>
          <table:table-cell office:value-type="float" office:value="6.7676165" calcext:value-type="float">
            <text:p>6.7676165</text:p>
          </table:table-cell>
          <table:table-cell office:value-type="float" office:value="51.6411199" calcext:value-type="float">
            <text:p>51.641119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>IJl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Jlst</text:p>
          </table:table-cell>
          <table:table-cell office:value-type="float" office:value="5.620591" calcext:value-type="float">
            <text:p>5.620591</text:p>
          </table:table-cell>
          <table:table-cell office:value-type="float" office:value="53.0113587" calcext:value-type="float">
            <text:p>53.011358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IJlst</text:p>
          </table:table-cell>
          <table:table-cell office:value-type="string" calcext:value-type="string">
            <text:p>IJlst-Jutrij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Jlst-Jutrijp</text:p>
          </table:table-cell>
          <table:table-cell office:value-type="float" office:value="5.620591" calcext:value-type="float">
            <text:p>5.620591</text:p>
          </table:table-cell>
          <table:table-cell office:value-type="float" office:value="53.0113587" calcext:value-type="float">
            <text:p>53.011358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IJlst</text:p>
          </table:table-cell>
          <table:table-cell office:value-type="string" calcext:value-type="string">
            <text:p>Nijezij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jezijl</text:p>
          </table:table-cell>
          <table:table-cell office:value-type="float" office:value="5.620591" calcext:value-type="float">
            <text:p>5.620591</text:p>
          </table:table-cell>
          <table:table-cell office:value-type="float" office:value="53.0113587" calcext:value-type="float">
            <text:p>53.011358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Irns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rnsum</text:p>
          </table:table-cell>
          <table:table-cell office:value-type="float" office:value="5.7936461" calcext:value-type="float">
            <text:p>5.7936461</text:p>
          </table:table-cell>
          <table:table-cell office:value-type="float" office:value="53.0806327" calcext:value-type="float">
            <text:p>53.080632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Jirnsum</text:p>
          </table:table-cell>
          <table:table-cell office:value-type="string" calcext:value-type="string">
            <text:p>Jirnsum,reiniers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Jirnsum,reinierswei</text:p>
          </table:table-cell>
          <table:table-cell office:value-type="float" office:value="5.7936461" calcext:value-type="float">
            <text:p>5.7936461</text:p>
          </table:table-cell>
          <table:table-cell office:value-type="float" office:value="53.0806327" calcext:value-type="float">
            <text:p>53.080632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Joure</text:p>
          </table:table-cell>
          <table:table-cell office:value-type="string" calcext:value-type="string">
            <text:p>Goengahui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Goengahuizen</text:p>
          </table:table-cell>
          <table:table-cell office:value-type="float" office:value="5.7971779" calcext:value-type="float">
            <text:p>5.7971779</text:p>
          </table:table-cell>
          <table:table-cell office:value-type="float" office:value="52.965521" calcext:value-type="float">
            <text:p>52.96552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Joure</text:p>
          </table:table-cell>
          <table:table-cell office:value-type="string" calcext:value-type="string">
            <text:p>Goïngahúzen 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oïngahúzen polder</text:p>
          </table:table-cell>
          <table:table-cell office:value-type="float" office:value="5.7971779" calcext:value-type="float">
            <text:p>5.7971779</text:p>
          </table:table-cell>
          <table:table-cell office:value-type="float" office:value="52.965521" calcext:value-type="float">
            <text:p>52.96552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oure</text:p>
          </table:table-cell>
          <table:table-cell office:value-type="string" calcext:value-type="string">
            <text:p>Goïngahúzen, peansterdy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oïngahúzen, peansterdyk</text:p>
          </table:table-cell>
          <table:table-cell office:value-type="float" office:value="5.7971779" calcext:value-type="float">
            <text:p>5.7971779</text:p>
          </table:table-cell>
          <table:table-cell office:value-type="float" office:value="52.965521" calcext:value-type="float">
            <text:p>52.96552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Joure</text:p>
          </table:table-cell>
          <table:table-cell office:value-type="string" calcext:value-type="string">
            <text:p>Goaiijngahuzen, kobbe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oaiijngahuzen, kobbewei</text:p>
          </table:table-cell>
          <table:table-cell office:value-type="float" office:value="5.7971779" calcext:value-type="float">
            <text:p>5.7971779</text:p>
          </table:table-cell>
          <table:table-cell office:value-type="float" office:value="52.965521" calcext:value-type="float">
            <text:p>52.9655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Joure</text:p>
          </table:table-cell>
          <table:table-cell office:value-type="string" calcext:value-type="string">
            <text:p>Goïngahúzen, swette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oïngahúzen, swettewei</text:p>
          </table:table-cell>
          <table:table-cell office:value-type="float" office:value="5.7971779" calcext:value-type="float">
            <text:p>5.7971779</text:p>
          </table:table-cell>
          <table:table-cell office:value-type="float" office:value="52.965521" calcext:value-type="float">
            <text:p>52.96552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>Jouster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Jousterp</text:p>
          </table:table-cell>
          <table:table-cell office:value-type="float" office:value="5.484458" calcext:value-type="float">
            <text:p>5.484458</text:p>
          </table:table-cell>
          <table:table-cell office:value-type="float" office:value="53.0319634" calcext:value-type="float">
            <text:p>53.031963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>Jutrij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Jutrijp</text:p>
          </table:table-cell>
          <table:table-cell office:value-type="float" office:value="5.6500956" calcext:value-type="float">
            <text:p>5.6500956</text:p>
          </table:table-cell>
          <table:table-cell office:value-type="float" office:value="52.994763" calcext:value-type="float">
            <text:p>52.99476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Kampen</text:p>
          </table:table-cell>
          <table:table-cell office:value-type="string" calcext:value-type="string">
            <text:p>IJssel bij Zal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Zalk</text:p>
          </table:table-cell>
          <table:table-cell office:value-type="float" office:value="5.9144617" calcext:value-type="float">
            <text:p>5.9144617</text:p>
          </table:table-cell>
          <table:table-cell office:value-type="float" office:value="52.5579645" calcext:value-type="float">
            <text:p>52.557964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Kampen</text:p>
          </table:table-cell>
          <table:table-cell office:value-type="string" calcext:value-type="string">
            <text:p>Pieperstaartpolder bij Kamp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Pieperstaartpolder bij Kampen</text:p>
          </table:table-cell>
          <table:table-cell office:value-type="float" office:value="5.9144617" calcext:value-type="float">
            <text:p>5.9144617</text:p>
          </table:table-cell>
          <table:table-cell office:value-type="float" office:value="52.5579645" calcext:value-type="float">
            <text:p>52.557964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Kampen</text:p>
          </table:table-cell>
          <table:table-cell office:value-type="string" calcext:value-type="string">
            <text:p>IJsseldelt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delta</text:p>
          </table:table-cell>
          <table:table-cell office:value-type="float" office:value="5.9144617" calcext:value-type="float">
            <text:p>5.9144617</text:p>
          </table:table-cell>
          <table:table-cell office:value-type="float" office:value="52.5579645" calcext:value-type="float">
            <text:p>52.557964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Kampen</text:p>
          </table:table-cell>
          <table:table-cell office:value-type="string" calcext:value-type="string">
            <text:p>IJsseldal bij Kamp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dal bij Kampen</text:p>
          </table:table-cell>
          <table:table-cell office:value-type="float" office:value="5.9144617" calcext:value-type="float">
            <text:p>5.9144617</text:p>
          </table:table-cell>
          <table:table-cell office:value-type="float" office:value="52.5579645" calcext:value-type="float">
            <text:p>52.557964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Kimsw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imswerd</text:p>
          </table:table-cell>
          <table:table-cell office:value-type="float" office:value="5.4394094" calcext:value-type="float">
            <text:p>5.4394094</text:p>
          </table:table-cell>
          <table:table-cell office:value-type="float" office:value="53.141862" calcext:value-type="float">
            <text:p>53.14186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>Kommerzij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Kommerzijl</text:p>
          </table:table-cell>
          <table:table-cell office:value-type="float" office:value="6.3245081" calcext:value-type="float">
            <text:p>6.3245081</text:p>
          </table:table-cell>
          <table:table-cell office:value-type="float" office:value="53.2862885" calcext:value-type="float">
            <text:p>53.286288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Kommerzijl</text:p>
          </table:table-cell>
          <table:table-cell office:value-type="string" calcext:value-type="string">
            <text:p>Kommer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Kommerdijk</text:p>
          </table:table-cell>
          <table:table-cell office:value-type="float" office:value="6.3245081" calcext:value-type="float">
            <text:p>6.3245081</text:p>
          </table:table-cell>
          <table:table-cell office:value-type="float" office:value="53.2862885" calcext:value-type="float">
            <text:p>53.286288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Wieldy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ieldyk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Wieldyk (Laaksum-Mirns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ieldyk (Laaksum-Mirns)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Skar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karl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Laaxum, Wiel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axum, Wieldijk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Laaksum, Het Sou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aksum, Het Sou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Laaks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aksum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Laaksum, Wiel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aksum, Wieldijk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Laaksum-Roode Kli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aksum-Roode Klif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Warns, De So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arns, De Soal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Schar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charl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Laaksum, Roode Kli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aksum, Roode Klif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Laaksum</text:p>
          </table:table-cell>
          <table:table-cell office:value-type="string" calcext:value-type="string">
            <text:p>Laaksum,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aaksum,</text:p>
          </table:table-cell>
          <table:table-cell office:value-type="float" office:value="5.412757" calcext:value-type="float">
            <text:p>5.412757</text:p>
          </table:table-cell>
          <table:table-cell office:value-type="float" office:value="52.8525086" calcext:value-type="float">
            <text:p>52.852508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string" calcext:value-type="string">
            <text:p>Lauwers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auwersmeer</text:p>
          </table:table-cell>
          <table:table-cell office:value-type="float" office:value="6.1730239" calcext:value-type="float">
            <text:p>6.1730239</text:p>
          </table:table-cell>
          <table:table-cell office:value-type="float" office:value="53.3744179" calcext:value-type="float">
            <text:p>53.374417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Onlan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Onlanden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Leekstermeer, Lettelberterpett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eekstermeer, Lettelberterpetten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Zevenhuizen Gru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Zevenhuizen Grun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Westerhorn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Westerhornerpolder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Leekstermeer, Roderwol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eekstermeer, Roderwolde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Hoogker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Hoogkerk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Leek, Open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eek, Opende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Leekster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Leekstermeer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Leekstermeer tot Zuidhor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eekstermeer tot Zuidhorn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Leek, Zuidhor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eek, Zuidhorn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Leekstermeer</text:p>
          </table:table-cell>
          <table:table-cell office:value-type="string" calcext:value-type="string">
            <text:p>Leek, Zevenhui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Leek, Zevenhuizen</text:p>
          </table:table-cell>
          <table:table-cell office:value-type="float" office:value="6.4374573" calcext:value-type="float">
            <text:p>6.4374573</text:p>
          </table:table-cell>
          <table:table-cell office:value-type="float" office:value="53.1818185" calcext:value-type="float">
            <text:p>53.181818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Warstien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arstiens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Wergea, leechlâ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rgea, leechlân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Warten, âldskroet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arten, âldskroetwei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Lekkum, Leeuw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kkum, Leeuwarden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>Leeuw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euwarden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Warten, midsbuor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arten, midsbuorren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Warten, nabij rogsloo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arten, nabij rogsloot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Ottema Wiersma reservaa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ttema Wiersma reservaat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Stienser Aldl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tienser Aldlan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Mied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edum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Lekk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kkum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Warten, leechlâ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arten, leechlân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Werge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ergea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Leeuwarden</text:p>
          </table:table-cell>
          <table:table-cell office:value-type="string" calcext:value-type="string">
            <text:p>Ryptsjer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yptsjerk</text:p>
          </table:table-cell>
          <table:table-cell office:value-type="float" office:value="5.7999133" calcext:value-type="float">
            <text:p>5.7999133</text:p>
          </table:table-cell>
          <table:table-cell office:value-type="float" office:value="53.2012334" calcext:value-type="float">
            <text:p>53.201233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Lemsterland-Schuddingste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sterland-Schuddingsteeg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Polder de Langsloo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lder de Langsloot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Gaaster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aasterland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Wijckel, Lytse Je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ijckel, Lytse Jerden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Meester Wijmaweg, Banteg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eester Wijmaweg, Bantega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Wick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ickel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Tacozijl, Schuddingste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acozijl, Schuddingsteeg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tussen Lemmer en Wijck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ussen Lemmer en Wijckel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Wyckel, Iedy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yckel, Iedyk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Wyckel, Lytse Je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yckel, Lytse Jerden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Tacozij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acozijl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Lemmer, De Stek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mmer, De Steke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Tacozijl,Sudersee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acozijl,Suderseewei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Lemmer</text:p>
          </table:table-cell>
          <table:table-cell office:value-type="string" calcext:value-type="string">
            <text:p>Tacozijl, Sudersee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acozijl, Suderseewei</text:p>
          </table:table-cell>
          <table:table-cell office:value-type="float" office:value="5.710553" calcext:value-type="float">
            <text:p>5.710553</text:p>
          </table:table-cell>
          <table:table-cell office:value-type="float" office:value="52.8449464" calcext:value-type="float">
            <text:p>52.844946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Lippedorf</text:p>
          </table:table-cell>
          <table:table-cell office:value-type="string" calcext:value-type="string">
            <text:p>Lippemündungsra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Lippemündungsraum</text:p>
          </table:table-cell>
          <table:table-cell office:value-type="float" office:value="6.6488866" calcext:value-type="float">
            <text:p>6.6488866</text:p>
          </table:table-cell>
          <table:table-cell office:value-type="float" office:value="51.6345521" calcext:value-type="float">
            <text:p>51.634552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Götterswickerhamm/Möllen W v KW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Götterswickerhamm/Möllen W v KW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Löhnen, götterswickerstr.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Löhnen, götterswickerstr.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Löhn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Löhnen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Stock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Stocku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ehrum-Ork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hrum-Ork, Rhein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>Löhn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Löhnen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Götterswickershamm, binnendeich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Götterswickershamm, binnendeichs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ehrum-Ork, binnen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hrum-Ork, binnen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Löhnen, brinkswe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Löhnen, brinksweg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Löhnen, in den schläg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Löhnen, in den schlägen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Löhnen-Schanzenber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Löhnen-Schanzenberg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Löhnen, DS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Löhnen, DSK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Dinslaken, Ost von <text:s/>KW Möll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, Ost von <text:s/>KW Mölln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ommniederun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ommniederung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omm Niederung Löhnen-Spel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omm Niederung Löhnen-Spellen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Löhnen, Mommbachniederun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Löhnen, Mommbachniederung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Götterswickerha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Götterswickerha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ehrum, 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hrum, 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ehrum bis Ork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ehrum bis Ork, Rhein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ehrum-Spellen 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hrum-Spellen 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Löhnen-DS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Löhnen-DSK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ommniederung Löhnen-Spel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ommniederung Löhnen-Spellen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ommbachaue bei Würm-Götterswic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ommbachaue bei Würm-Götterswick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ommbachaue bei Mehr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ommbachaue bei Mehru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Götterswickerham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Götterswickerham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öl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öllen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ehrum-Or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hrum-Ork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 frankfurterstrass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 frankfurterstrasse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, frankfurter str.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, frankfurter str.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Götterswickerhamm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Götterswickerhamm, Rhein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Götterswickerham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Götterswickerham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ehrum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hrum, Rhein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ehrum bis Ork, Mommbachniederun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ehrum bis Ork, Mommbachniederung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Götterwickerham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Götterwickerham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Götterwickershamm, Rhei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Götterwickershamm, Rhein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ommbach Niederung bei Mehr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ommbach Niederung bei Mehru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Löhnen, götterswickerstrass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Löhnen, götterswickerstrasse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ehrum-Ork, binnendijk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hrum-Ork, binnendijks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ommbachaue bei Spel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ommbachaue bei Spellen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ehrum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hrum Rhein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öllen, rahmstrass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öllen, rahmstrasse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Löhnen, rügerstrass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Löhnen, rügerstrasse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Rheinvorland Mehrum-Or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Mehrum-Ork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Löhnen, Ost von DS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Löhnen, Ost von DSK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Götterswickershamm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Götterswickershamm, Rhein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grenzstrass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grenzstrasse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ommbach Niederung bei Lohn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ommbach Niederung bei Lohne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West von Mehr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t von Mehru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ehr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hru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Götterswickerhamm, DS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Götterswickerhamm, DSK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ehrum bis Or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ehrum bis Ork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ehrum, binnendeich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ehrum, binnendeichs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öllen Oost van KW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öllen Oost van KW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ehr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ehru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ehrum-Ork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ehrum-Ork, Rhein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ehrum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ehrum, Rhein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Götterswickerhamm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Götterswickerhamm Rheinvorland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Rheinvorland Or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Ork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öllen, KW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öllen, KW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Voerde-Mehrum, Sandentnahm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Mehrum, Sandentnahme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Mommbachaue bei Löhnen (Voerde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ommbachaue bei Löhnen (Voerde)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Löhnen</text:p>
          </table:table-cell>
          <table:table-cell office:value-type="string" calcext:value-type="string">
            <text:p>Rheinvorland Mehr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Mehrum</text:p>
          </table:table-cell>
          <table:table-cell office:value-type="float" office:value="6.6528927" calcext:value-type="float">
            <text:p>6.6528927</text:p>
          </table:table-cell>
          <table:table-cell office:value-type="float" office:value="51.5906962" calcext:value-type="float">
            <text:p>51.590696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>Makk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akkum</text:p>
          </table:table-cell>
          <table:table-cell office:value-type="float" office:value="5.4032128" calcext:value-type="float">
            <text:p>5.4032128</text:p>
          </table:table-cell>
          <table:table-cell office:value-type="float" office:value="53.0561114" calcext:value-type="float">
            <text:p>53.056111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Makkum</text:p>
          </table:table-cell>
          <table:table-cell office:value-type="string" calcext:value-type="string">
            <text:p>Sku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kuzum</text:p>
          </table:table-cell>
          <table:table-cell office:value-type="float" office:value="5.4032128" calcext:value-type="float">
            <text:p>5.4032128</text:p>
          </table:table-cell>
          <table:table-cell office:value-type="float" office:value="53.0561114" calcext:value-type="float">
            <text:p>53.056111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Mariapeel</text:p>
          </table:table-cell>
          <table:table-cell office:value-type="string" calcext:value-type="string">
            <text:p>Deursen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eursens</text:p>
          </table:table-cell>
          <table:table-cell office:value-type="float" office:value="5.9150712" calcext:value-type="float">
            <text:p>5.9150712</text:p>
          </table:table-cell>
          <table:table-cell office:value-type="float" office:value="51.4159508" calcext:value-type="float">
            <text:p>51.41595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>Mariape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Mariapeel</text:p>
          </table:table-cell>
          <table:table-cell office:value-type="float" office:value="5.9150712" calcext:value-type="float">
            <text:p>5.9150712</text:p>
          </table:table-cell>
          <table:table-cell office:value-type="float" office:value="51.4159508" calcext:value-type="float">
            <text:p>51.415950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Mariapeel</text:p>
          </table:table-cell>
          <table:table-cell office:value-type="string" calcext:value-type="string">
            <text:p>Diepenhoek bij Som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Diepenhoek bij Someren</text:p>
          </table:table-cell>
          <table:table-cell office:value-type="float" office:value="5.9150712" calcext:value-type="float">
            <text:p>5.9150712</text:p>
          </table:table-cell>
          <table:table-cell office:value-type="float" office:value="51.4159508" calcext:value-type="float">
            <text:p>51.415950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Mariapeel</text:p>
          </table:table-cell>
          <table:table-cell office:value-type="string" calcext:value-type="string">
            <text:p>Groote Pe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roote Peel</text:p>
          </table:table-cell>
          <table:table-cell office:value-type="float" office:value="5.9150712" calcext:value-type="float">
            <text:p>5.9150712</text:p>
          </table:table-cell>
          <table:table-cell office:value-type="float" office:value="51.4159508" calcext:value-type="float">
            <text:p>51.415950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Mariapeel</text:p>
          </table:table-cell>
          <table:table-cell office:value-type="string" calcext:value-type="string">
            <text:p>Bokho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Bokhoven</text:p>
          </table:table-cell>
          <table:table-cell office:value-type="float" office:value="5.9150712" calcext:value-type="float">
            <text:p>5.9150712</text:p>
          </table:table-cell>
          <table:table-cell office:value-type="float" office:value="51.4159508" calcext:value-type="float">
            <text:p>51.415950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Landschaftspolder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Landschaftspolder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Leda-Jümme-Gebie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Leda-Jümme-Gebiet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iddelsterborg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iddelsterborg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Fehntjer Tie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Fehntjer Tief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Po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Po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iddelster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iddelster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Holtgast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Holtgast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Dit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Ditz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Bülthausplatz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Bülthausplatz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Sankt Georgiwo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Sankt Georgiwol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Boom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Boom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Unlanden Einhau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Unlanden Einhaus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Tweehu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Tweehus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Dit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Ditz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Buschplatz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Buschplatz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iddelsterbor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iddelsterbor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Ditzumerverlaa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Ditzumerverlaat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Neermoor, conrebbers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Neermoor, conrebberswe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Bingumgast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Bingumgast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Bingumgaste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Bingumgaste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Ditzumer Warp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Ditzumer Warp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Petk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Petk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Grotegaste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Grotegaste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Esklum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Esklum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Ter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Ter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Arch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Arch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Olders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Olders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Ter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Ter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Oldendor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Oldendorp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Holtgaster Se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Holtgaster Se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Wymeer olldi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Wymeer olldiek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Aaltuker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Aaltukerei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Bentumersi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Bentumersiel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eenermoor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eenermoor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oormer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oormerlan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Einhau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Einhaus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Ganders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Ganders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Dyksterhu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Dyksterhus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entewehrstr, Neer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entewehrstr, Neer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Coldam-Bingumgast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Coldam-Bingumgast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Crit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Critz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<text:s/>Neer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<text:s/>Neer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Böhmerwo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Böhmerwol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Weener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Weener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Sandwat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Sandwat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Po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Po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>Mariench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ariench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Einhaus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Einhaus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Ditzumerwarp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Ditzumerwarp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idl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idl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Bovenhusen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Bovenhusen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Bunderneu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Bunderneulan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Hat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Hatz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Hat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Hatz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Holtgasterse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Holtgasterse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Hatzumfeh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Hatzumfeh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Neer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Neer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Jem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Jem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Holtgasterse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Holtgasterse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Middelsterbor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Middelsterbor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Colda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Colda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Jemgumgast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Jemgumgast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Heinitz 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Heinitz pold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Emsvorland Neer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Emsvorland Neer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Emsvorland Midl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Emsvorland Midl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Oldersumer Grashaus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Oldersumer Grashaus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Ter 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Ter 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estoverledi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estoverleding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Terga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Tergast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Oldendorperhammric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Oldendorperhammrich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Hatzum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Hatzum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Oldersum Bah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Oldersum Bah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Einhau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Einhaus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Einhaus -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Einhaus -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Holtgast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Holtgast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Rorich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Rorich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Solt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Solt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Colda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Colda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Ter 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Ter 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Bunderhammrich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Bunderhammrich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Bunderhe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Bunderhe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Colde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Colde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Ditzumer Hammric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Ditzumer Hammrich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Weekeborg WO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Weekeborg WOL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Wolterster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Wolterster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Ayenwol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Ayenwold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O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OL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Feerstenbo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Feerstenbo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Bunderneu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Bunderneulan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Jemgumgaste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Jemgumgaste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Charlott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Charlottenpold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Tweehusen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Tweehusen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Völlenerfehn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Völlenerfehn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Bin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Bin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Hatzumerfeh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Hatzumerfeh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Uke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Uke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Eppingaweh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Eppingaweh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Vossbargweg -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Vossbargweg -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Eppingawehr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Eppingawehr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Esklum-Klostermuh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Esklum-Klostermuhd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olterster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olterster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No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Nor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Tweehu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Tweehus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Oldendorper Hammrich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Oldendorper Hammrich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Middelsterbor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Middelsterbor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Ter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Ter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Stapel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Stapel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Georgiwo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Georgiwol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Veenhu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Veenhus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Nendor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Nendorp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WO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WOL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Hatzumerfeh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Hatzumerfeh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Böhmerwo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Böhmerwol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Böhmerwold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Böhmerwold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Jemgum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Jemgum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eenermoor -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eenermoor -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Solt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Solt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Jemgumklost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Jemgumklost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Boom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Boom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Einhau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Einhaus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orich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orich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Kleihusen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Kleihusen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Tweehu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Tweehus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Critzum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Critzum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Solt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Solt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Jemgumgeis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Jemgumgeis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Neermoor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Neermoor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Ditzumer Warp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Ditzumer Warp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arienchor -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arienchor -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Ditzumerverlaa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Ditzumerverlaat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Holtgasterse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Holtgasterse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Emsvorland Buschplatz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Emsvorland Buschplatz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Midl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Midl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Stapel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Stapel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ymeer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ymeer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Hatzumerfeh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Hatzumerfeh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Hat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Hatz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Helenenhof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Helenenhof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Soltborg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Soltborg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Klim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Klimp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Stapelmoorer Hammric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Stapelmoorer Hammrich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Neer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Neer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Oldendorper Hammric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Oldendorper Hammrich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Nütter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Nütter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Nendorper Hammric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Nendorper Hammrich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St. Georgiwo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St. Georgiwol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Nendorp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Nendorp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Stapel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Stapel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Midlum-Crit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Midlum-Critz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Crit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Critz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Moorhusen (Breinermoor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Moorhusen (Breinermoor)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Weener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Weener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St. Georgiwo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St. Georgiwol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Jem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Jem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Klimpe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Klimpe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eeke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eeke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Bingumgast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Bingumgast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Petkumer Münt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Petkumer Münt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Middelsterbo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Middelsterborg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Steenfelde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Steenfelde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ymeer, Kloster Duene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ymeer, Kloster Duenebroek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Driever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Driever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Kleihu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Kleihus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Bingum, Tweehus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Bingum, Tweehus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Jemgumgeis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Jemgumgeis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Ostem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Ostems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itling-Mar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itling-Mark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Kloster Düne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Kloster Dünebroek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Klimp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Klimpe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arienchor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arienchor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Ditzumerwarp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Ditzumerwarp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Böhmerwo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Böhmerwol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Stapelmoorer Hammrich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Stapelmoorer Hammrich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Hatzumerfehn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Hatzumerfehn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Driev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Driev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Mariench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Mariench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Mitling-Mark, L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Mitling-Mark, L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y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yme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Driever Westoverledi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Driever Westoverledingen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 Mariench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 Mariench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Nendorp Vor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Nendorp Vorlan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estoverledingen / Rheider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estoverledingen / Rheiderland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Oldendorp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Oldendorpe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Jemg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Jemgum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Weenerm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Weenermoor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Nendor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Nendorp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Aaltuker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Aaltukerei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Marienchor</text:p>
          </table:table-cell>
          <table:table-cell office:value-type="string" calcext:value-type="string">
            <text:p>Rheiderland, Ditzumerverlaat-Oldendor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ER</text:p>
          </table:table-cell>
          <table:table-cell office:value-type="string" calcext:value-type="string">
            <text:p>Rheiderland, Ditzumerverlaat-Oldendorp</text:p>
          </table:table-cell>
          <table:table-cell office:value-type="float" office:value="7.320034" calcext:value-type="float">
            <text:p>7.320034</text:p>
          </table:table-cell>
          <table:table-cell office:value-type="float" office:value="53.251759" calcext:value-type="float">
            <text:p>53.25175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>Mauri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Maurik</text:p>
          </table:table-cell>
          <table:table-cell office:value-type="float" office:value="5.421033" calcext:value-type="float">
            <text:p>5.421033</text:p>
          </table:table-cell>
          <table:table-cell office:value-type="float" office:value="51.9617905" calcext:value-type="float">
            <text:p>51.961790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Maurik</text:p>
          </table:table-cell>
          <table:table-cell office:value-type="string" calcext:value-type="string">
            <text:p>Mauriksche 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Mauriksche Broek</text:p>
          </table:table-cell>
          <table:table-cell office:value-type="float" office:value="5.421033" calcext:value-type="float">
            <text:p>5.421033</text:p>
          </table:table-cell>
          <table:table-cell office:value-type="float" office:value="51.9617905" calcext:value-type="float">
            <text:p>51.961790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Maurik</text:p>
          </table:table-cell>
          <table:table-cell office:value-type="string" calcext:value-type="string">
            <text:p>De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eest</text:p>
          </table:table-cell>
          <table:table-cell office:value-type="float" office:value="5.421033" calcext:value-type="float">
            <text:p>5.421033</text:p>
          </table:table-cell>
          <table:table-cell office:value-type="float" office:value="51.9617905" calcext:value-type="float">
            <text:p>51.961790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Maurik</text:p>
          </table:table-cell>
          <table:table-cell office:value-type="string" calcext:value-type="string">
            <text:p>Drutensche 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rutensche Waard</text:p>
          </table:table-cell>
          <table:table-cell office:value-type="float" office:value="5.421033" calcext:value-type="float">
            <text:p>5.421033</text:p>
          </table:table-cell>
          <table:table-cell office:value-type="float" office:value="51.9617905" calcext:value-type="float">
            <text:p>51.96179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Maurik</text:p>
          </table:table-cell>
          <table:table-cell office:value-type="string" calcext:value-type="string">
            <text:p>Maurik-Amero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Maurik-Amerongen</text:p>
          </table:table-cell>
          <table:table-cell office:value-type="float" office:value="5.421033" calcext:value-type="float">
            <text:p>5.421033</text:p>
          </table:table-cell>
          <table:table-cell office:value-type="float" office:value="51.9617905" calcext:value-type="float">
            <text:p>51.961790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Maurik</text:p>
          </table:table-cell>
          <table:table-cell office:value-type="string" calcext:value-type="string">
            <text:p>Batos Erf aan de W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atos Erf aan de Waal</text:p>
          </table:table-cell>
          <table:table-cell office:value-type="float" office:value="5.421033" calcext:value-type="float">
            <text:p>5.421033</text:p>
          </table:table-cell>
          <table:table-cell office:value-type="float" office:value="51.9617905" calcext:value-type="float">
            <text:p>51.961790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Maurik</text:p>
          </table:table-cell>
          <table:table-cell office:value-type="string" calcext:value-type="string">
            <text:p>Maurik, uiterwaarden L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Maurik, uiterwaarden Lek</text:p>
          </table:table-cell>
          <table:table-cell office:value-type="float" office:value="5.421033" calcext:value-type="float">
            <text:p>5.421033</text:p>
          </table:table-cell>
          <table:table-cell office:value-type="float" office:value="51.9617905" calcext:value-type="float">
            <text:p>51.961790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Maurik</text:p>
          </table:table-cell>
          <table:table-cell office:value-type="string" calcext:value-type="string">
            <text:p>Land van Maas en W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Land van Maas en Waal</text:p>
          </table:table-cell>
          <table:table-cell office:value-type="float" office:value="5.421033" calcext:value-type="float">
            <text:p>5.421033</text:p>
          </table:table-cell>
          <table:table-cell office:value-type="float" office:value="51.9617905" calcext:value-type="float">
            <text:p>51.961790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Meppel</text:p>
          </table:table-cell>
          <table:table-cell office:value-type="string" calcext:value-type="string">
            <text:p>Nijeveen, bram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ijeveen, bramenweg</text:p>
          </table:table-cell>
          <table:table-cell office:value-type="float" office:value="6.1937187" calcext:value-type="float">
            <text:p>6.1937187</text:p>
          </table:table-cell>
          <table:table-cell office:value-type="float" office:value="52.6921234" calcext:value-type="float">
            <text:p>52.692123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Finsterwolderhamri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insterwolderhamrik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Tjamme, Beert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Tjamme, Beerta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Nieuwolda, nonnegaatst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Nieuwolda, nonnegaatsterpolder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Nieuwolda, heem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Nieuwolda, heemweg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Vrieschelo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Vriescheloo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Rheder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Rhederveld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Tjamm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Tjamme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De Dellen, Hondshalster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De Dellen, Hondshalstermeer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Winschoten, Tweekarspel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Winschoten, Tweekarspelenweg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Finsterwolde, Tjamm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Finsterwolde, Tjamme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Nieuwolda, Hondshalster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Nieuwolda, Hondshalstermeer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Midwolda</text:p>
          </table:table-cell>
          <table:table-cell office:value-type="string" calcext:value-type="string">
            <text:p>Hondshalster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Hondshalstermeer</text:p>
          </table:table-cell>
          <table:table-cell office:value-type="float" office:value="7.0136972" calcext:value-type="float">
            <text:p>7.0136972</text:p>
          </table:table-cell>
          <table:table-cell office:value-type="float" office:value="53.1951109" calcext:value-type="float">
            <text:p>53.195110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Reiningen [3515_2_29s]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Reiningen [3515_2_29s]</text:p>
          </table:table-cell>
          <table:table-cell office:value-type="float" office:value="-93.2868354" calcext:value-type="float">
            <text:p>-93.2868354</text:p>
          </table:table-cell>
          <table:table-cell office:value-type="float" office:value="32.6154278" calcext:value-type="float">
            <text:p>32.615427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Roode Kli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ode Klif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Mirns, Laaks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ns, Laaksum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Mirns, Wiel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ns, Wieldijk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Mokkebank binnendijk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kkebank binnendijks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Oudemirdum Fr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mirdum Frl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Oudemirdum (hegegerzen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mirdum (hegegerzen)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Mirns, Mirnserdy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ns, Mirnserdyk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Nieuwe Sondel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euwe Sondelerpolder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Mokkeban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okkebank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Rode Kli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ode Klif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Oudemirdum (marderhoek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mirdum (marderhoek)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Oudemird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udemirdum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string" calcext:value-type="string">
            <text:p>Mirn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ns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Mirns (wieldyk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ns (wieldyk)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Mirns</text:p>
          </table:table-cell>
          <table:table-cell office:value-type="string" calcext:value-type="string">
            <text:p>Mirns, Wiel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Mirns, Wielpolder</text:p>
          </table:table-cell>
          <table:table-cell office:value-type="float" office:value="5.4649598" calcext:value-type="float">
            <text:p>5.4649598</text:p>
          </table:table-cell>
          <table:table-cell office:value-type="float" office:value="52.8567456" calcext:value-type="float">
            <text:p>52.856745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Netterden</text:p>
          </table:table-cell>
          <table:table-cell office:value-type="string" calcext:value-type="string">
            <text:p>Azewij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Azewijn</text:p>
          </table:table-cell>
          <table:table-cell office:value-type="float" office:value="6.3138811" calcext:value-type="float">
            <text:p>6.3138811</text:p>
          </table:table-cell>
          <table:table-cell office:value-type="float" office:value="51.8560488" calcext:value-type="float">
            <text:p>51.856048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Netterden</text:p>
          </table:table-cell>
          <table:table-cell office:value-type="string" calcext:value-type="string">
            <text:p>Netterdense en Azewijnsche 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etterdense en Azewijnsche Broek</text:p>
          </table:table-cell>
          <table:table-cell office:value-type="float" office:value="6.3138811" calcext:value-type="float">
            <text:p>6.3138811</text:p>
          </table:table-cell>
          <table:table-cell office:value-type="float" office:value="51.8560488" calcext:value-type="float">
            <text:p>51.856048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Netterden</text:p>
          </table:table-cell>
          <table:table-cell office:value-type="string" calcext:value-type="string">
            <text:p>Netterden, Achterh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etterden, Achterhoek</text:p>
          </table:table-cell>
          <table:table-cell office:value-type="float" office:value="6.3138811" calcext:value-type="float">
            <text:p>6.3138811</text:p>
          </table:table-cell>
          <table:table-cell office:value-type="float" office:value="51.8560488" calcext:value-type="float">
            <text:p>51.856048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Nieuw-Schoonebeek</text:p>
          </table:table-cell>
          <table:table-cell office:value-type="string" calcext:value-type="string">
            <text:p>Nieuw Schoonebeek - Kerk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ieuw Schoonebeek - Kerkenweg</text:p>
          </table:table-cell>
          <table:table-cell office:value-type="float" office:value="6.9859122" calcext:value-type="float">
            <text:p>6.9859122</text:p>
          </table:table-cell>
          <table:table-cell office:value-type="float" office:value="52.646371" calcext:value-type="float">
            <text:p>52.64637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Nieuw-Schoonebeek</text:p>
          </table:table-cell>
          <table:table-cell office:value-type="string" calcext:value-type="string">
            <text:p>nieuw schoonebe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ieuw schoonebeek</text:p>
          </table:table-cell>
          <table:table-cell office:value-type="float" office:value="6.9859122" calcext:value-type="float">
            <text:p>6.9859122</text:p>
          </table:table-cell>
          <table:table-cell office:value-type="float" office:value="52.646371" calcext:value-type="float">
            <text:p>52.64637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Nieuw-Schoonebeek</text:p>
          </table:table-cell>
          <table:table-cell office:value-type="string" calcext:value-type="string">
            <text:p>nieuw schoonebeek - jagerstoel steenma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ieuw schoonebeek - jagerstoel steenmanweg</text:p>
          </table:table-cell>
          <table:table-cell office:value-type="float" office:value="6.9859122" calcext:value-type="float">
            <text:p>6.9859122</text:p>
          </table:table-cell>
          <table:table-cell office:value-type="float" office:value="52.646371" calcext:value-type="float">
            <text:p>52.64637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Nieuw-Schoonebeek</text:p>
          </table:table-cell>
          <table:table-cell office:value-type="string" calcext:value-type="string">
            <text:p>Klazienaveen = Bargerveen are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Klazienaveen = Bargerveen area</text:p>
          </table:table-cell>
          <table:table-cell office:value-type="float" office:value="6.9859122" calcext:value-type="float">
            <text:p>6.9859122</text:p>
          </table:table-cell>
          <table:table-cell office:value-type="float" office:value="52.646371" calcext:value-type="float">
            <text:p>52.64637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Nieuw-Schoonebeek</text:p>
          </table:table-cell>
          <table:table-cell office:value-type="string" calcext:value-type="string">
            <text:p>Weiteveen - Koelve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Weiteveen - Koelveen</text:p>
          </table:table-cell>
          <table:table-cell office:value-type="float" office:value="6.9859122" calcext:value-type="float">
            <text:p>6.9859122</text:p>
          </table:table-cell>
          <table:table-cell office:value-type="float" office:value="52.646371" calcext:value-type="float">
            <text:p>52.64637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Nieuw-Schoonebeek</text:p>
          </table:table-cell>
          <table:table-cell office:value-type="string" calcext:value-type="string">
            <text:p>nw schoonebeek - fietspad Bargerve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w schoonebeek - fietspad Bargerveen</text:p>
          </table:table-cell>
          <table:table-cell office:value-type="float" office:value="6.9859122" calcext:value-type="float">
            <text:p>6.9859122</text:p>
          </table:table-cell>
          <table:table-cell office:value-type="float" office:value="52.646371" calcext:value-type="float">
            <text:p>52.64637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Nieuw-Schoonebeek</text:p>
          </table:table-cell>
          <table:table-cell office:value-type="string" calcext:value-type="string">
            <text:p>Nieuw Schoonebeek - Biewenga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ieuw Schoonebeek - Biewengaweg</text:p>
          </table:table-cell>
          <table:table-cell office:value-type="float" office:value="6.9859122" calcext:value-type="float">
            <text:p>6.9859122</text:p>
          </table:table-cell>
          <table:table-cell office:value-type="float" office:value="52.646371" calcext:value-type="float">
            <text:p>52.64637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Nieuw-Schoonebeek</text:p>
          </table:table-cell>
          <table:table-cell office:value-type="string" calcext:value-type="string">
            <text:p>Nieuw Schoonebeek = Bargerveen are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ieuw Schoonebeek = Bargerveen area</text:p>
          </table:table-cell>
          <table:table-cell office:value-type="float" office:value="6.9859122" calcext:value-type="float">
            <text:p>6.9859122</text:p>
          </table:table-cell>
          <table:table-cell office:value-type="float" office:value="52.646371" calcext:value-type="float">
            <text:p>52.64637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Nieuw-Schoonebeek</text:p>
          </table:table-cell>
          <table:table-cell office:value-type="string" calcext:value-type="string">
            <text:p>Nieuw Schoonebe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Nieuw Schoonebeek</text:p>
          </table:table-cell>
          <table:table-cell office:value-type="float" office:value="6.9859122" calcext:value-type="float">
            <text:p>6.9859122</text:p>
          </table:table-cell>
          <table:table-cell office:value-type="float" office:value="52.646371" calcext:value-type="float">
            <text:p>52.64637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Nijbeets</text:p>
          </table:table-cell>
          <table:table-cell office:value-type="string" calcext:value-type="string">
            <text:p>Nijbeets, swyns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jbeets, swynswei</text:p>
          </table:table-cell>
          <table:table-cell office:value-type="float" office:value="6.0032154" calcext:value-type="float">
            <text:p>6.0032154</text:p>
          </table:table-cell>
          <table:table-cell office:value-type="float" office:value="53.0702908" calcext:value-type="float">
            <text:p>53.070290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>Nijbeet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jbeets</text:p>
          </table:table-cell>
          <table:table-cell office:value-type="float" office:value="6.0032154" calcext:value-type="float">
            <text:p>6.0032154</text:p>
          </table:table-cell>
          <table:table-cell office:value-type="float" office:value="53.0702908" calcext:value-type="float">
            <text:p>53.070290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Nijetrijne</text:p>
          </table:table-cell>
          <table:table-cell office:value-type="string" calcext:value-type="string">
            <text:p>De Brande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Brandemeer</text:p>
          </table:table-cell>
          <table:table-cell office:value-type="float" office:value="5.9086643" calcext:value-type="float">
            <text:p>5.9086643</text:p>
          </table:table-cell>
          <table:table-cell office:value-type="float" office:value="52.8429864" calcext:value-type="float">
            <text:p>52.842986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Nijetrijne</text:p>
          </table:table-cell>
          <table:table-cell office:value-type="string" calcext:value-type="string">
            <text:p>Driewegslui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riewegsluis</text:p>
          </table:table-cell>
          <table:table-cell office:value-type="float" office:value="5.9086643" calcext:value-type="float">
            <text:p>5.9086643</text:p>
          </table:table-cell>
          <table:table-cell office:value-type="float" office:value="52.8429864" calcext:value-type="float">
            <text:p>52.842986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string" calcext:value-type="string">
            <text:p>Nijetrijn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jetrijne</text:p>
          </table:table-cell>
          <table:table-cell office:value-type="float" office:value="5.9086643" calcext:value-type="float">
            <text:p>5.9086643</text:p>
          </table:table-cell>
          <table:table-cell office:value-type="float" office:value="52.8429864" calcext:value-type="float">
            <text:p>52.842986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Nijetrijne</text:p>
          </table:table-cell>
          <table:table-cell office:value-type="string" calcext:value-type="string">
            <text:p>Âldetrine, p stuyvesants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Âldetrine, p stuyvesantswei</text:p>
          </table:table-cell>
          <table:table-cell office:value-type="float" office:value="5.9086643" calcext:value-type="float">
            <text:p>5.9086643</text:p>
          </table:table-cell>
          <table:table-cell office:value-type="float" office:value="52.8429864" calcext:value-type="float">
            <text:p>52.842986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Nijetrijne</text:p>
          </table:table-cell>
          <table:table-cell office:value-type="string" calcext:value-type="string">
            <text:p>Poldetrijne., P.Stuyvesant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ldetrijne., P.Stuyvesantweg</text:p>
          </table:table-cell>
          <table:table-cell office:value-type="float" office:value="5.9086643" calcext:value-type="float">
            <text:p>5.9086643</text:p>
          </table:table-cell>
          <table:table-cell office:value-type="float" office:value="52.8429864" calcext:value-type="float">
            <text:p>52.842986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string" calcext:value-type="string">
            <text:p>Ocht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chten</text:p>
          </table:table-cell>
          <table:table-cell office:value-type="float" office:value="5.5666792" calcext:value-type="float">
            <text:p>5.5666792</text:p>
          </table:table-cell>
          <table:table-cell office:value-type="float" office:value="51.9086097" calcext:value-type="float">
            <text:p>51.908609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Oenkerk</text:p>
          </table:table-cell>
          <table:table-cell office:value-type="string" calcext:value-type="string">
            <text:p>Gytsjer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ytsjerk</text:p>
          </table:table-cell>
          <table:table-cell office:value-type="float" office:value="5.8987505" calcext:value-type="float">
            <text:p>5.8987505</text:p>
          </table:table-cell>
          <table:table-cell office:value-type="float" office:value="53.2533813" calcext:value-type="float">
            <text:p>53.25338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Oldeberkoop</text:p>
          </table:table-cell>
          <table:table-cell office:value-type="string" calcext:value-type="string">
            <text:p>Tjongerval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jongervallei</text:p>
          </table:table-cell>
          <table:table-cell office:value-type="float" office:value="6.1307136" calcext:value-type="float">
            <text:p>6.1307136</text:p>
          </table:table-cell>
          <table:table-cell office:value-type="float" office:value="52.9386406" calcext:value-type="float">
            <text:p>52.938640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Oldelamer</text:p>
          </table:table-cell>
          <table:table-cell office:value-type="string" calcext:value-type="string">
            <text:p>Brandemeer-Oldelam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andemeer-Oldelamer</text:p>
          </table:table-cell>
          <table:table-cell office:value-type="float" office:value="5.9320965" calcext:value-type="float">
            <text:p>5.9320965</text:p>
          </table:table-cell>
          <table:table-cell office:value-type="float" office:value="52.8712795" calcext:value-type="float">
            <text:p>52.871279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Oldetrijne</text:p>
          </table:table-cell>
          <table:table-cell office:value-type="string" calcext:value-type="string">
            <text:p>Oldetrin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ldetrine</text:p>
          </table:table-cell>
          <table:table-cell office:value-type="float" office:value="5.946056" calcext:value-type="float">
            <text:p>5.946056</text:p>
          </table:table-cell>
          <table:table-cell office:value-type="float" office:value="52.8619047" calcext:value-type="float">
            <text:p>52.861904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Oldetrijne</text:p>
          </table:table-cell>
          <table:table-cell office:value-type="string" calcext:value-type="string">
            <text:p>Oldetrijne, kerkhofsl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ldetrijne, kerkhofslaan</text:p>
          </table:table-cell>
          <table:table-cell office:value-type="float" office:value="5.946056" calcext:value-type="float">
            <text:p>5.946056</text:p>
          </table:table-cell>
          <table:table-cell office:value-type="float" office:value="52.8619047" calcext:value-type="float">
            <text:p>52.861904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Oldetrijne</text:p>
          </table:table-cell>
          <table:table-cell office:value-type="string" calcext:value-type="string">
            <text:p>Oldetrijne, Kerkhofsl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ldetrijne, Kerkhofslaan</text:p>
          </table:table-cell>
          <table:table-cell office:value-type="float" office:value="5.946056" calcext:value-type="float">
            <text:p>5.946056</text:p>
          </table:table-cell>
          <table:table-cell office:value-type="float" office:value="52.8619047" calcext:value-type="float">
            <text:p>52.861904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Oldetrijne</text:p>
          </table:table-cell>
          <table:table-cell office:value-type="string" calcext:value-type="string">
            <text:p>Oldetrijne, De We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ldetrijne, De Weeren</text:p>
          </table:table-cell>
          <table:table-cell office:value-type="float" office:value="5.946056" calcext:value-type="float">
            <text:p>5.946056</text:p>
          </table:table-cell>
          <table:table-cell office:value-type="float" office:value="52.8619047" calcext:value-type="float">
            <text:p>52.861904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rtjeshekken, 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rtjeshekken, Ooij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Rijn-W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ijn-Waal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Doornenbu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oornenbur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Kaliwaal, Leut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Kaliwaal, Leuth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Schoonderlogt bij Valbu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choonderlogt bij Valburg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Spaldrop, Kekerdo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paldrop, Kekerdom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Kaliwaal binnendijk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Kaliwaal binnendijks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Kekerdo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Kekerdom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Lentse Uit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Lentse Uiterwaard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Kerkdijk, 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Kerkdijk, Ooij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aalW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aalW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polder, oost van Oude W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polder, oost van Oude Waal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18C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18C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Beuningse Vel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euningse Velden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Bisonbaai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isonbaai-oost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Persi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Persingen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36A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36A2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sterhoutse 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sterhoutse Waarden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erch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ercheren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Gendtsche 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endtsche Polder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Circul, 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Circul, Ooij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FortBen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FortBenLen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Kaliwaal, Leuth (196,0-428,8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Kaliwaal, Leuth (196,0-428,8)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Lent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aalGelP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aalGelPo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28C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28C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ude Waal, Tiengebo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ude Waal, Tiengeboden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Bisonbaai-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isonbaai-west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ylerbergmeer, Be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ylerbergmeer, Beek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19C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19C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Hezelstraat, 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Hezelstraat, Ooij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Gendtsche Polder (195,6-430,9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endtsche Polder (195,6-430,9)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31D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31D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Slijk-Ew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lijk-Ewijk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polder-Oude W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polder-Oude Waal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Rijn-Waal regi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ijn-Waal regio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polder-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polder-Ooij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Bemmelse 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emmelse Polder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Gendtse 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endtse Polder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De Plak, 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e Plak, Ooij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sterhoutse Waarden (185,1-431,8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sterhoutse Waarden (185,1-431,8)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se Graa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se Graaf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aal, Milli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aal, Millingen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05A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05A2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Chiliboer, 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Chiliboer, Ooij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polder-Kaliw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polder-Kaliwaal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29Q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29Q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polder, Kekerdo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polder, Kekerdom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polder, Be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polder, Beek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06A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06A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polder, Ooij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polder, Ooij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Angerensche- en Doornenburgsche 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Angerensche- en Doornenburgsche Waard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Ros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oswaard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poel van Poelen, Oude W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poel van Poelen, Oude Waal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Erleco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Erlecom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31E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31E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polder-Erleco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polder-Erlecom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09J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09J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aal bij Ooy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aal bij Ooy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Milling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Millingerwaard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sterhou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sterhout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15A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15A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Hulhuiz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Hulhuizen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32A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32A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Milli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Millingen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Gendtsche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endtscheP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34A0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34A0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Circul, Ooij (perceel W06N1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Circul, Ooij (perceel W06N1)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Bemmelse 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emmelse P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Bemmelse Polder (190-431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emmelse Polder (190-431)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Zeelandse Straat, Leut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Zeelandse Straat, Leuth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W03C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03C2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Gelderse Poo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elderse Poort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Ooij</text:p>
          </table:table-cell>
          <table:table-cell office:value-type="string" calcext:value-type="string">
            <text:p>Ooij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oijpolder</text:p>
          </table:table-cell>
          <table:table-cell office:value-type="float" office:value="5.9391535" calcext:value-type="float">
            <text:p>5.9391535</text:p>
          </table:table-cell>
          <table:table-cell office:value-type="float" office:value="51.8546481" calcext:value-type="float">
            <text:p>51.854648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Oosterzee</text:p>
          </table:table-cell>
          <table:table-cell office:value-type="string" calcext:value-type="string">
            <text:p>Echten, Hoofd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chten, Hoofdweg</text:p>
          </table:table-cell>
          <table:table-cell office:value-type="float" office:value="5.7529451" calcext:value-type="float">
            <text:p>5.7529451</text:p>
          </table:table-cell>
          <table:table-cell office:value-type="float" office:value="52.8699773" calcext:value-type="float">
            <text:p>52.869977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Oosterzee</text:p>
          </table:table-cell>
          <table:table-cell office:value-type="string" calcext:value-type="string">
            <text:p>Schoter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choterdijk</text:p>
          </table:table-cell>
          <table:table-cell office:value-type="float" office:value="5.7529451" calcext:value-type="float">
            <text:p>5.7529451</text:p>
          </table:table-cell>
          <table:table-cell office:value-type="float" office:value="52.8699773" calcext:value-type="float">
            <text:p>52.869977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Oosterzee</text:p>
          </table:table-cell>
          <table:table-cell office:value-type="string" calcext:value-type="string">
            <text:p>Echtenerbru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chtenerbrug</text:p>
          </table:table-cell>
          <table:table-cell office:value-type="float" office:value="5.7529451" calcext:value-type="float">
            <text:p>5.7529451</text:p>
          </table:table-cell>
          <table:table-cell office:value-type="float" office:value="52.8699773" calcext:value-type="float">
            <text:p>52.869977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Oosterzee</text:p>
          </table:table-cell>
          <table:table-cell office:value-type="string" calcext:value-type="string">
            <text:p>Echtenerdijk, Echt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chtenerdijk, Echten</text:p>
          </table:table-cell>
          <table:table-cell office:value-type="float" office:value="5.7529451" calcext:value-type="float">
            <text:p>5.7529451</text:p>
          </table:table-cell>
          <table:table-cell office:value-type="float" office:value="52.8699773" calcext:value-type="float">
            <text:p>52.869977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Oosterzee</text:p>
          </table:table-cell>
          <table:table-cell office:value-type="string" calcext:value-type="string">
            <text:p>Oosterzee, Her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Oosterzee, Herenweg</text:p>
          </table:table-cell>
          <table:table-cell office:value-type="float" office:value="5.7529451" calcext:value-type="float">
            <text:p>5.7529451</text:p>
          </table:table-cell>
          <table:table-cell office:value-type="float" office:value="52.8699773" calcext:value-type="float">
            <text:p>52.869977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Oosterzee</text:p>
          </table:table-cell>
          <table:table-cell office:value-type="string" calcext:value-type="string">
            <text:p>Echten, Her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chten, Herenweg</text:p>
          </table:table-cell>
          <table:table-cell office:value-type="float" office:value="5.7529451" calcext:value-type="float">
            <text:p>5.7529451</text:p>
          </table:table-cell>
          <table:table-cell office:value-type="float" office:value="52.8699773" calcext:value-type="float">
            <text:p>52.869977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Oosterzee</text:p>
          </table:table-cell>
          <table:table-cell office:value-type="string" calcext:value-type="string">
            <text:p>Hoofdweg, Echt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oofdweg, Echten</text:p>
          </table:table-cell>
          <table:table-cell office:value-type="float" office:value="5.7529451" calcext:value-type="float">
            <text:p>5.7529451</text:p>
          </table:table-cell>
          <table:table-cell office:value-type="float" office:value="52.8699773" calcext:value-type="float">
            <text:p>52.869977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Oosterzee</text:p>
          </table:table-cell>
          <table:table-cell office:value-type="string" calcext:value-type="string">
            <text:p>Hoofdweg, Echtenerbru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oofdweg, Echtenerbrug</text:p>
          </table:table-cell>
          <table:table-cell office:value-type="float" office:value="5.7529451" calcext:value-type="float">
            <text:p>5.7529451</text:p>
          </table:table-cell>
          <table:table-cell office:value-type="float" office:value="52.8699773" calcext:value-type="float">
            <text:p>52.869977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Oosterzee</text:p>
          </table:table-cell>
          <table:table-cell office:value-type="string" calcext:value-type="string">
            <text:p>VierhuisRotstergaa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ierhuisRotstergaast</text:p>
          </table:table-cell>
          <table:table-cell office:value-type="float" office:value="5.7529451" calcext:value-type="float">
            <text:p>5.7529451</text:p>
          </table:table-cell>
          <table:table-cell office:value-type="float" office:value="52.8699773" calcext:value-type="float">
            <text:p>52.869977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string" calcext:value-type="string">
            <text:p>Opijn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pijnen</text:p>
          </table:table-cell>
          <table:table-cell office:value-type="float" office:value="5.2979789" calcext:value-type="float">
            <text:p>5.2979789</text:p>
          </table:table-cell>
          <table:table-cell office:value-type="float" office:value="51.826866" calcext:value-type="float">
            <text:p>51.82686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Oudemirdum</text:p>
          </table:table-cell>
          <table:table-cell office:value-type="string" calcext:value-type="string">
            <text:p>Sybr.bu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ybr.buren</text:p>
          </table:table-cell>
          <table:table-cell office:value-type="float" office:value="5.5332441" calcext:value-type="float">
            <text:p>5.5332441</text:p>
          </table:table-cell>
          <table:table-cell office:value-type="float" office:value="52.8494203" calcext:value-type="float">
            <text:p>52.849420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Oudemirdum</text:p>
          </table:table-cell>
          <table:table-cell office:value-type="string" calcext:value-type="string">
            <text:p>Huitebuursterpolder, Oudemird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uitebuursterpolder, Oudemirdum</text:p>
          </table:table-cell>
          <table:table-cell office:value-type="float" office:value="5.5332441" calcext:value-type="float">
            <text:p>5.5332441</text:p>
          </table:table-cell>
          <table:table-cell office:value-type="float" office:value="52.8494203" calcext:value-type="float">
            <text:p>52.849420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Oudemirdum</text:p>
          </table:table-cell>
          <table:table-cell office:value-type="string" calcext:value-type="string">
            <text:p>Huitebuursterbuitenpolder, Oudemird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uitebuursterbuitenpolder, Oudemirdum</text:p>
          </table:table-cell>
          <table:table-cell office:value-type="float" office:value="5.5332441" calcext:value-type="float">
            <text:p>5.5332441</text:p>
          </table:table-cell>
          <table:table-cell office:value-type="float" office:value="52.8494203" calcext:value-type="float">
            <text:p>52.849420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Oudemirdum</text:p>
          </table:table-cell>
          <table:table-cell office:value-type="string" calcext:value-type="string">
            <text:p>Huitebuurst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uitebuursterpolder</text:p>
          </table:table-cell>
          <table:table-cell office:value-type="float" office:value="5.5332441" calcext:value-type="float">
            <text:p>5.5332441</text:p>
          </table:table-cell>
          <table:table-cell office:value-type="float" office:value="52.8494203" calcext:value-type="float">
            <text:p>52.849420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Rheinbruecke Wes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ruecke Wesel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 Vorland oude rijnbru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 Vorland oude rijnbrug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-Büde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-Büde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Perrich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Perrich, Rheinvorland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-Perrich, Rheinvorland NS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-Perrich, Rheinvorland NSG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, Rheinvorland bru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, Rheinvorland brug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Perrich, Sendetur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Perrich, Sendeturm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Rheinvorland NSG Perrich, Wes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NSG Perrich, Wesel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Perrich, NSG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Perrich, NSG Rheinvorland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 Rheinbrueck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 Rheinbruecke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 Zendmast Fort Blücher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 Zendmast Fort Blücher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Rheinvorland süd von Büde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süd von Büde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-Büderich, Elv. Hof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-Büderich, Elv. Hof, Rheinvorland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Rheinvorland Rheinbrücke Wes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Rheinbrücke Wesel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Rheinvorland Rheinbrücke-Büde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Rheinbrücke-Büde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-Büderich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-Büderich, Rheinvorland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Rheinvorland Per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Per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-Rheinvorland Per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-Rheinvorland Per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-Perrich, NSG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-Perrich, NSG Rheinvorland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Rheinvorland Elvericher Hof, Büde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Elvericher Hof, Büde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string" calcext:value-type="string">
            <text:p>Per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Per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Büde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üde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-Perrich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-Perrich, Rheinvorland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Büderich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üderich, Rheinvorland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Rheinvorland Büde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Büde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Büderich, Am Hagelkreu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üderich, Am Hagelkreuz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-Per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-Perrich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Perrich</text:p>
          </table:table-cell>
          <table:table-cell office:value-type="string" calcext:value-type="string">
            <text:p>Wesel-Perrich, Rheinvorland alte Eisenbahnbrueck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el-Perrich, Rheinvorland alte Eisenbahnbruecke</text:p>
          </table:table-cell>
          <table:table-cell office:value-type="float" office:value="6.5465932" calcext:value-type="float">
            <text:p>6.5465932</text:p>
          </table:table-cell>
          <table:table-cell office:value-type="float" office:value="51.6551778" calcext:value-type="float">
            <text:p>51.655177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 Windkraft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Windkraft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SAG, P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SAG, P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a5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Umgebung Grietherort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Umgebung Grietherort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Gendri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Gendringen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Emmerich-Bienen-Ree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-Bienen-Rees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M4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B1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 1. Brück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1. Brücke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B5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I2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c2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Grietherbus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Grietherbusch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Emmericher Eyland Kaflac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er Eyland Kaflack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F5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 hinter 2. Brück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hinter 2. Brücke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Rees-Esserd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Rees-Esserden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 südl. 6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südl. 6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Rees-Speldrop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Rees-Speldrop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 - Bien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- Bienen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b6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M6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wer westl 10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wer westl 10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 2. Brück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2. Brücke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1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Griethaus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Griethausen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F4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Grietherort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Grietherort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Grietherort und Umgebun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Grietherort und Umgebung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Emme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Emmerich-Ree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-Rees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B4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 vor 1 Brück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vor 1 Brücke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P2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l1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Deichvorland Griet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eichvorland Grieth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westl Reitstall Hoiman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westl Reitstall Hoimann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P5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Kreis Klev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reis Kleve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I3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2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g2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G1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 Pappelreih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Pappelreihe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P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Emmericher Ey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Emmericher Eyland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1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L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 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 1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i1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, Ree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, Rees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zwischen Millingen und Bien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zwischen Millingen und Bienen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L2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string" calcext:value-type="string">
            <text:p>Ree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Rees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I4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o2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, Niederrhei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, Niederrhein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P1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F3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Rees</text:p>
          </table:table-cell>
          <table:table-cell office:value-type="string" calcext:value-type="string">
            <text:p>Hetter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Hetter</text:p>
          </table:table-cell>
          <table:table-cell office:value-type="float" office:value="-90.0926136" calcext:value-type="float">
            <text:p>-90.0926136</text:p>
          </table:table-cell>
          <table:table-cell office:value-type="float" office:value="39.6356034" calcext:value-type="float">
            <text:p>39.635603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Orsoyerberg (Vierbaum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soyerberg (Vierbaum)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, Orsoyer Rheinbog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, Orsoyer Rheinbogen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Ossenber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Ossenberg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Wallach Rheinvorland (Pottdeckelwiese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llach Rheinvorland (Pottdeckelwiese)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Budberg-Eversa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udberg-Eversael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Orsoy-Budber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soy-Budberg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Eversael, Rheinvorland NATO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Eversael, Rheinvorland NATO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Milchplatz, Rheinber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ilchplatz, Rheinberg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Rheinberg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Orsoy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Orsoy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Orsoy-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soy-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Walla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llach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Orsoy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Orsoy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Milchplatz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ilchplatz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Eversael, N von Hasen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Eversael, N von Hasenfel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Niederwallach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Niederwallach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Milchplatz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Milchplatz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Wallach, Pottdeckelweid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Wallach, Pottdeckelweide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Nördlich Budber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Nördlich Budberg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Wallach, Rheinvorland Pottdeckelweid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Wallach, Rheinvorland Pottdeckelweide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Eversael Milchplat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Eversael Milchplatz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ogen Eversa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ogen Eversael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, Milchplatz-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, Milchplatz-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vorland Pottdeckel Niederwalla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Pottdeckel Niederwallach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Budberg, heesenwe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udberg, heesenweg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Orsoy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soy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Budberg-benderwe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udberg-benderweg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Vierba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Vierbaum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Eversa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Eversael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Wallach, Rheinvorland An der Mom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Wallach, Rheinvorland An der Momm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Wallach, Pottdeck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Wallach, Pottdeckel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Orsoy/Rheinkamp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Orsoy/Rheinkampen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Vierba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Vierbaum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Millingen, millinger strass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Millingen, millinger strasse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Wallach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Wallach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Wallach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llach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Niederwallach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Niederwallach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Eversael, Milchplat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Eversael, Milchplatz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Milchplatz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Rheinberg-Milchplatz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Hasen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Hasenfel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Eversael, Vorland Milchplat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Eversael, Vorland Milchplatz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Vierbaum (Wolfskuhlen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Vierbaum (Wolfskuhlen)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Milchplat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Milchplatz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Wallach, an der Mom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Wallach, an der Momm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, Milchplat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, Milchplatz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Duisburg-Vierba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Vierbaum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Budberg, eversaelerwe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Budberg, eversaelerweg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Budberg, Haus Wolfskuh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Budberg, Haus Wolfskuhlen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Z von Eversea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Z von Everseal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Driess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Driessen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Eversa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Eversael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Budberg-weg naar Eversa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udberg-weg naar Eversael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Rheinbogen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Rheinbogen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Niederwallach, an der Mom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Niederwallach, an der Momm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Eversael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Rheinberg-Eversael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Milchplatz (Orsoyer Rheinbogen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Milchplatz (Orsoyer Rheinbogen)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Loheide, Binsheimer 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Loheide, Binsheimer Fel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Orsoy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soy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Milchplatz Binnen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Milchplatz Binnen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Eversael-Milchplatz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Eversael-Milchplatz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Budberg, benderwe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Budberg, benderweg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Pottdeckelweide Walla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Pottdeckelweide Wallach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Eversael, Milchplat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Eversael, Milchplatz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Budberg-Orsoy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udberg-Orsoy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Niederwalla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Niederwallach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Budberg-Vierba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udberg-Vierbaum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Hasenfeld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Hasenfeld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Budber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Budberg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Wallach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llach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Wallach, Rheinvorland Pottdeck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llach, Rheinvorland Pottdeckel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Wallach, Hafenbeck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llach, Hafenbecken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berg-Eversael (Orsoyer Rheinbogen)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berg-Eversael (Orsoyer Rheinbogen), Rheinvorland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Rheinberg</text:p>
          </table:table-cell>
          <table:table-cell office:value-type="string" calcext:value-type="string">
            <text:p>Rheinvorland Milchplat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Milchplatz</text:p>
          </table:table-cell>
          <table:table-cell office:value-type="float" office:value="6.5899097" calcext:value-type="float">
            <text:p>6.5899097</text:p>
          </table:table-cell>
          <table:table-cell office:value-type="float" office:value="51.5460798" calcext:value-type="float">
            <text:p>51.546079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Rijs</text:p>
          </table:table-cell>
          <table:table-cell office:value-type="string" calcext:value-type="string">
            <text:p>Zuiderfennens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Zuiderfennenspolder</text:p>
          </table:table-cell>
          <table:table-cell office:value-type="float" office:value="5.4992868" calcext:value-type="float">
            <text:p>5.4992868</text:p>
          </table:table-cell>
          <table:table-cell office:value-type="float" office:value="52.8632514" calcext:value-type="float">
            <text:p>52.8632514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 office:value-type="string" calcext:value-type="string">
            <text:p>Rij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Rijs</text:p>
          </table:table-cell>
          <table:table-cell office:value-type="float" office:value="5.4992868" calcext:value-type="float">
            <text:p>5.4992868</text:p>
          </table:table-cell>
          <table:table-cell office:value-type="float" office:value="52.8632514" calcext:value-type="float">
            <text:p>52.8632514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Roerdmond</text:p>
          </table:table-cell>
          <table:table-cell office:value-type="string" calcext:value-type="string">
            <text:p>Molenste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Molensteen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Roerdmond</text:p>
          </table:table-cell>
          <table:table-cell office:value-type="string" calcext:value-type="string">
            <text:p>Oy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yen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rand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Wijnhovenhof bij Blittersw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Wijnhovenhof bij Blitterswijk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Illikho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llikhoven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erkelaa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erkelaar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Assel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ssel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Grevenbich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revenbich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uilkensgree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uilkensgreend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Maasbrach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aasbrach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Maa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aas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Pietjes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Pietjesveld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Velp-Grav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Velp-Grave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leine heide Maasbrach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leine heide Maasbrach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een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een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Elb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Elba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Stevenswee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tevensweer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Elba Grevenbich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Elba Grevenbich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Gree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reend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Mer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erum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Leeuw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eeuwen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Vlammert bij Ber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Vlammert bij Bergen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Deki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ekis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De Bil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e Bil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Paarlo Herkenbosc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Paarlo Herkenbosch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Stevo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tevol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Visserswee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Vissersweer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ouxwe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ouxweerd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Rijkelse Bem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Rijkelse Bemden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De Ki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e Kis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Diet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Dieteren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uggen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uggenum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leine Heide bij Maasbrach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leine Heide bij Maasbrach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leine Hei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leine Heide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Linnerhei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innerheide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Gerelingspla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Gerelingsplas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Wiel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Wieler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Opho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Ophoven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ieswe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iesweerd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Heppenee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Heppeneer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uilensgree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uilensgreend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lauwenhof Maaseik (België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lauwenhof Maaseik (België)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lauwenhof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lauwenhof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Aasterbe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Aasterberg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Ohe en Laa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Ohe en Laak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iesweerd/De We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iesweerd/De Weerd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Vogelreservaa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Vogelreservaa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Linnerwe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innerweerd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Roost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Roosteren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oewei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oeweide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Kuilkensgreend Stevenswee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Kuilkensgreend Stevensweer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randt Stevenswee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randt Stevensweer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Roermond</text:p>
          </table:table-cell>
          <table:table-cell office:value-type="string" calcext:value-type="string">
            <text:p>Bil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Bilt</text:p>
          </table:table-cell>
          <table:table-cell office:value-type="float" office:value="5.9877715" calcext:value-type="float">
            <text:p>5.9877715</text:p>
          </table:table-cell>
          <table:table-cell office:value-type="float" office:value="51.1913202" calcext:value-type="float">
            <text:p>51.191320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Rotsterhaule</text:p>
          </table:table-cell>
          <table:table-cell office:value-type="string" calcext:value-type="string">
            <text:p>Easterska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asterskar</text:p>
          </table:table-cell>
          <table:table-cell office:value-type="float" office:value="5.8449816" calcext:value-type="float">
            <text:p>5.8449816</text:p>
          </table:table-cell>
          <table:table-cell office:value-type="float" office:value="52.9227609" calcext:value-type="float">
            <text:p>52.9227609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est. Tetwijksepa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est. Tetwijksepad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, Overeind tegen sp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, Overeind tegen spoor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, Overei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, Overeind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, Overeind, tegen sp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, Overeind, tegen spoor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est; spoorwegoverga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est; spoorwegovergan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est, achter IJs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est, achter IJsbaan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, Overeind, vd Wor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, Overeind, vd Worp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Z, Scheidings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Z, Scheidingswe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ost, Overeind 4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ost, Overeind 45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 t.o. fort Honsw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 t.o. fort Honsw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, tussen Pothuizerweg en Lek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, tussen Pothuizerweg en Lekd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, bocht Pothuiz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, bocht Pothuizerwe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Kanaaldijk zui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Kanaaldijk zuid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, Molenbuur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, Molenbuurt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Steenwaard O van Ve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Steenwaard O van Veerwe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, Achter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, Achterd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, Tetwijksepa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, Tetwijksepad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teenwaard, Schalkw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teenwaard, Schalkw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ost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tussen Lekdijk en Achter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tussen Lekdijk en Achterd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 t.h.v. de Heu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 t.h.v. de Heul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tussen Achterdijk - Lek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tussen Achterdijk - Lekd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Zuwe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Zuwed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, de Heu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, de Heul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Vuylcop, W van Elpa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Vuylcop, W van Elpad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Vuylcop, West van de Tri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Vuylcop, West van de Trip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Rijswijk, uiterwaarden L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ijswijk, uiterwaarden Le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est, thv IJs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est, thv IJsbaan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est, thv Blokhoev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est, thv Blokhoeve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ost; spoorwegoverga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ost; spoorwegovergan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-Beusichem, Uiterwaard ten O van Moersberg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-Beusichem, Uiterwaard ten O van Moersbergerwaard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Z, Lek- en spoor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Z, Lek- en spoord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, Ijs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, Ijsbaan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ost, spoorwegoverga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ost, spoorwegovergan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Blokhoven, Scheidings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Blokhoven, Scheidingswe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Goyerbru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Goyerbru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uiterwaarden L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uiterwaarden Le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Blokho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Blokhoven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 tussen Achterdijk-IJsbaa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 tussen Achterdijk-IJsbaan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O, spoorwegoverga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O, spoorwegovergan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tussen Pothuizerweg - Lek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tussen Pothuizerweg - Lekd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Beusichemse 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eusichemse Waard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tussen Lek- en Achter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tussen Lek- en Achterd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tussen Lekdijk en Achter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tussen Lekdijk en Achterdijk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polder Blokhoven-W, Tetwijkse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polder Blokhoven-W, Tetwijksewe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Steenwaard, West van Ve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Steenwaard, West van Veerwe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Steenwaard, Oost van Ve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Steenwaard, Oost van Veerweg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chalkwijk</text:p>
          </table:table-cell>
          <table:table-cell office:value-type="string" calcext:value-type="string">
            <text:p>Schalkwijk, Steenwaard, West van spoo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Schalkwijk, Steenwaard, West van spoor</text:p>
          </table:table-cell>
          <table:table-cell office:value-type="float" office:value="5.187845" calcext:value-type="float">
            <text:p>5.187845</text:p>
          </table:table-cell>
          <table:table-cell office:value-type="float" office:value="51.9951885" calcext:value-type="float">
            <text:p>51.995188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choorl</text:p>
          </table:table-cell>
          <table:table-cell office:value-type="string" calcext:value-type="string">
            <text:p>Harger- en Pettem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arger- en Pettemerpolder</text:p>
          </table:table-cell>
          <table:table-cell office:value-type="float" office:value="4.7053146" calcext:value-type="float">
            <text:p>4.7053146</text:p>
          </table:table-cell>
          <table:table-cell office:value-type="float" office:value="52.7054779" calcext:value-type="float">
            <text:p>52.7054779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lochteren</text:p>
          </table:table-cell>
          <table:table-cell office:value-type="string" calcext:value-type="string">
            <text:p>Denemark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Denemarken</text:p>
          </table:table-cell>
          <table:table-cell office:value-type="float" office:value="6.801653" calcext:value-type="float">
            <text:p>6.801653</text:p>
          </table:table-cell>
          <table:table-cell office:value-type="float" office:value="53.2122779" calcext:value-type="float">
            <text:p>53.2122779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loten</text:p>
          </table:table-cell>
          <table:table-cell office:value-type="string" calcext:value-type="string">
            <text:p>Slotermeer, Ypecolsg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lotermeer, Ypecolsga</text:p>
          </table:table-cell>
          <table:table-cell office:value-type="float" office:value="5.6457171" calcext:value-type="float">
            <text:p>5.6457171</text:p>
          </table:table-cell>
          <table:table-cell office:value-type="float" office:value="52.8945213" calcext:value-type="float">
            <text:p>52.894521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loten</text:p>
          </table:table-cell>
          <table:table-cell office:value-type="string" calcext:value-type="string">
            <text:p>Sloter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lotermeer</text:p>
          </table:table-cell>
          <table:table-cell office:value-type="float" office:value="5.6457171" calcext:value-type="float">
            <text:p>5.6457171</text:p>
          </table:table-cell>
          <table:table-cell office:value-type="float" office:value="52.8945213" calcext:value-type="float">
            <text:p>52.894521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loten</text:p>
          </table:table-cell>
          <table:table-cell office:value-type="string" calcext:value-type="string">
            <text:p>Sloten, Coehoor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loten, Coehoornpolder</text:p>
          </table:table-cell>
          <table:table-cell office:value-type="float" office:value="5.6457171" calcext:value-type="float">
            <text:p>5.6457171</text:p>
          </table:table-cell>
          <table:table-cell office:value-type="float" office:value="52.8945213" calcext:value-type="float">
            <text:p>52.894521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2" office:value-type="string" calcext:value-type="string">
            <text:p>Smil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Smilde</text:p>
          </table:table-cell>
          <table:table-cell office:value-type="float" office:value="6.4466811" calcext:value-type="float">
            <text:p>6.4466811</text:p>
          </table:table-cell>
          <table:table-cell office:value-type="float" office:value="52.9491879" calcext:value-type="float">
            <text:p>52.9491879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neek</text:p>
          </table:table-cell>
          <table:table-cell office:value-type="string" calcext:value-type="string">
            <text:p>Goingarij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oingarijp</text:p>
          </table:table-cell>
          <table:table-cell office:value-type="float" office:value="5.6556473" calcext:value-type="float">
            <text:p>5.6556473</text:p>
          </table:table-cell>
          <table:table-cell office:value-type="float" office:value="53.0337476" calcext:value-type="float">
            <text:p>53.0337476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neek</text:p>
          </table:table-cell>
          <table:table-cell office:value-type="string" calcext:value-type="string">
            <text:p>Terkaplesterpoe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kaplesterpoelen</text:p>
          </table:table-cell>
          <table:table-cell office:value-type="float" office:value="5.6556473" calcext:value-type="float">
            <text:p>5.6556473</text:p>
          </table:table-cell>
          <table:table-cell office:value-type="float" office:value="53.0337476" calcext:value-type="float">
            <text:p>53.0337476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neek</text:p>
          </table:table-cell>
          <table:table-cell office:value-type="string" calcext:value-type="string">
            <text:p>Snitsermar, griene dy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nitsermar, griene dyk</text:p>
          </table:table-cell>
          <table:table-cell office:value-type="float" office:value="5.6556473" calcext:value-type="float">
            <text:p>5.6556473</text:p>
          </table:table-cell>
          <table:table-cell office:value-type="float" office:value="53.0337476" calcext:value-type="float">
            <text:p>53.0337476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neek</text:p>
          </table:table-cell>
          <table:table-cell office:value-type="string" calcext:value-type="string">
            <text:p>Terkapl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rkaple</text:p>
          </table:table-cell>
          <table:table-cell office:value-type="float" office:value="5.6556473" calcext:value-type="float">
            <text:p>5.6556473</text:p>
          </table:table-cell>
          <table:table-cell office:value-type="float" office:value="53.0337476" calcext:value-type="float">
            <text:p>53.033747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ondel</text:p>
          </table:table-cell>
          <table:table-cell office:value-type="string" calcext:value-type="string">
            <text:p>Sondeler War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ondeler Warren</text:p>
          </table:table-cell>
          <table:table-cell office:value-type="float" office:value="5.6" calcext:value-type="float">
            <text:p>5.6</text:p>
          </table:table-cell>
          <table:table-cell office:value-type="float" office:value="52.867" calcext:value-type="float">
            <text:p>52.86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ondel</text:p>
          </table:table-cell>
          <table:table-cell office:value-type="string" calcext:value-type="string">
            <text:p>Sondeler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ondelerdijk</text:p>
          </table:table-cell>
          <table:table-cell office:value-type="float" office:value="5.6" calcext:value-type="float">
            <text:p>5.6</text:p>
          </table:table-cell>
          <table:table-cell office:value-type="float" office:value="52.867" calcext:value-type="float">
            <text:p>52.86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ondel</text:p>
          </table:table-cell>
          <table:table-cell office:value-type="string" calcext:value-type="string">
            <text:p>Sondel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ondelerpolder</text:p>
          </table:table-cell>
          <table:table-cell office:value-type="float" office:value="5.6" calcext:value-type="float">
            <text:p>5.6</text:p>
          </table:table-cell>
          <table:table-cell office:value-type="float" office:value="52.867" calcext:value-type="float">
            <text:p>52.86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ondel</text:p>
          </table:table-cell>
          <table:table-cell office:value-type="string" calcext:value-type="string">
            <text:p>Sondel Fr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ondel Frl</text:p>
          </table:table-cell>
          <table:table-cell office:value-type="float" office:value="5.6" calcext:value-type="float">
            <text:p>5.6</text:p>
          </table:table-cell>
          <table:table-cell office:value-type="float" office:value="52.867" calcext:value-type="float">
            <text:p>52.86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pannenburg</text:p>
          </table:table-cell>
          <table:table-cell office:value-type="string" calcext:value-type="string">
            <text:p>Brekk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ekkenpolder</text:p>
          </table:table-cell>
          <table:table-cell office:value-type="float" office:value="5.6987157" calcext:value-type="float">
            <text:p>5.6987157</text:p>
          </table:table-cell>
          <table:table-cell office:value-type="float" office:value="52.9125653" calcext:value-type="float">
            <text:p>52.9125653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pannenburg</text:p>
          </table:table-cell>
          <table:table-cell office:value-type="string" calcext:value-type="string">
            <text:p>Stikel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tikels</text:p>
          </table:table-cell>
          <table:table-cell office:value-type="float" office:value="5.6987157" calcext:value-type="float">
            <text:p>5.6987157</text:p>
          </table:table-cell>
          <table:table-cell office:value-type="float" office:value="52.9125653" calcext:value-type="float">
            <text:p>52.912565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pannenburg</text:p>
          </table:table-cell>
          <table:table-cell office:value-type="string" calcext:value-type="string">
            <text:p>Venneweg, Brekk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Venneweg, Brekkenpolder</text:p>
          </table:table-cell>
          <table:table-cell office:value-type="float" office:value="5.6987157" calcext:value-type="float">
            <text:p>5.6987157</text:p>
          </table:table-cell>
          <table:table-cell office:value-type="float" office:value="52.9125653" calcext:value-type="float">
            <text:p>52.9125653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pannenburg</text:p>
          </table:table-cell>
          <table:table-cell office:value-type="string" calcext:value-type="string">
            <text:p>Doraweg, Brekk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oraweg, Brekkenpolder</text:p>
          </table:table-cell>
          <table:table-cell office:value-type="float" office:value="5.6987157" calcext:value-type="float">
            <text:p>5.6987157</text:p>
          </table:table-cell>
          <table:table-cell office:value-type="float" office:value="52.9125653" calcext:value-type="float">
            <text:p>52.912565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pannenburg</text:p>
          </table:table-cell>
          <table:table-cell office:value-type="string" calcext:value-type="string">
            <text:p>Brekkenpolder, Brekk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ekkenpolder, Brekkenweg</text:p>
          </table:table-cell>
          <table:table-cell office:value-type="float" office:value="5.6987157" calcext:value-type="float">
            <text:p>5.6987157</text:p>
          </table:table-cell>
          <table:table-cell office:value-type="float" office:value="52.9125653" calcext:value-type="float">
            <text:p>52.912565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Ork, binnen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Ork, binnenlan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Spellen, Rheinvorland, Am Schie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Spellen, Rheinvorland, Am Schie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Spellen, Rheinvorland am Schie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Spellen, Rheinvorland am Schie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Or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Ork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Spellen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Spellen, Rheinvorlan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Ork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k, Rheinvorlan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Ork, Binnendeich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k, Binnendeichs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Rheinvorland Spel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Spellen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Ork, 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k, Vorlan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Ork, binnendeich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Ork, binnendeichs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Emmelsum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Emmelsum, Rheinvorlan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Ork-Mehr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k-Mehrum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Orsoyer Rheinbog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soyer Rheinbogen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Spellen, Rheinvorland (Kuhweide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Spellen, Rheinvorland (Kuhweide)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Ork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Ork, Rheinvorlan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Spellen-Ork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Spellen-Ork, Rheinvorlan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 office:value-type="string" calcext:value-type="string">
            <text:p>Spel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Spellen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Spellen-Gest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Spellen-Geste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Spellen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Spellen, Rheinvorlan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Rheinvorland Spellen (Am Schied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Rheinvorland Spellen (Am Schied)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Spellen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Spellen Rheinvorland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Rheinvorland Emme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Rheinvorland Emmelsum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Spel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Spellen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Or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Ork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Ork, gesterhof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Ork, gesterhof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Ork bis Spel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Ork bis Spellen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Wardtweide bei Spellen (Vorland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rdtweide bei Spellen (Vorland)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pellen</text:p>
          </table:table-cell>
          <table:table-cell office:value-type="string" calcext:value-type="string">
            <text:p>Voerde-Spellen, Am Prickenber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oerde-Spellen, Am Prickenberg</text:p>
          </table:table-cell>
          <table:table-cell office:value-type="float" office:value="5.475706" calcext:value-type="float">
            <text:p>5.475706</text:p>
          </table:table-cell>
          <table:table-cell office:value-type="float" office:value="51.443505" calcext:value-type="float">
            <text:p>51.443505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taphorst</text:p>
          </table:table-cell>
          <table:table-cell office:value-type="string" calcext:value-type="string">
            <text:p>Staphorster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aphorsterveld</text:p>
          </table:table-cell>
          <table:table-cell office:value-type="float" office:value="6.1994944" calcext:value-type="float">
            <text:p>6.1994944</text:p>
          </table:table-cell>
          <table:table-cell office:value-type="float" office:value="52.6429144" calcext:value-type="float">
            <text:p>52.642914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taphorst</text:p>
          </table:table-cell>
          <table:table-cell office:value-type="string" calcext:value-type="string">
            <text:p>Rechterensweg,Staphorster 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Rechterensweg,Staphorster veld</text:p>
          </table:table-cell>
          <table:table-cell office:value-type="float" office:value="6.1994944" calcext:value-type="float">
            <text:p>6.1994944</text:p>
          </table:table-cell>
          <table:table-cell office:value-type="float" office:value="52.6429144" calcext:value-type="float">
            <text:p>52.642914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taphorst</text:p>
          </table:table-cell>
          <table:table-cell office:value-type="string" calcext:value-type="string">
            <text:p>Baarlo,oeverland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aarlo,oeverlandenweg</text:p>
          </table:table-cell>
          <table:table-cell office:value-type="float" office:value="6.1994944" calcext:value-type="float">
            <text:p>6.1994944</text:p>
          </table:table-cell>
          <table:table-cell office:value-type="float" office:value="52.6429144" calcext:value-type="float">
            <text:p>52.642914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taphorst</text:p>
          </table:table-cell>
          <table:table-cell office:value-type="string" calcext:value-type="string">
            <text:p>Baarlo, stouwe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aarlo, stouweweg</text:p>
          </table:table-cell>
          <table:table-cell office:value-type="float" office:value="6.1994944" calcext:value-type="float">
            <text:p>6.1994944</text:p>
          </table:table-cell>
          <table:table-cell office:value-type="float" office:value="52.6429144" calcext:value-type="float">
            <text:p>52.642914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taphorst</text:p>
          </table:table-cell>
          <table:table-cell office:value-type="string" calcext:value-type="string">
            <text:p>Staphorster grote Stouw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aphorster grote Stouwe</text:p>
          </table:table-cell>
          <table:table-cell office:value-type="float" office:value="6.1994944" calcext:value-type="float">
            <text:p>6.1994944</text:p>
          </table:table-cell>
          <table:table-cell office:value-type="float" office:value="52.6429144" calcext:value-type="float">
            <text:p>52.642914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taphorst</text:p>
          </table:table-cell>
          <table:table-cell office:value-type="string" calcext:value-type="string">
            <text:p>Staphorster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aphorsterland</text:p>
          </table:table-cell>
          <table:table-cell office:value-type="float" office:value="6.1994944" calcext:value-type="float">
            <text:p>6.1994944</text:p>
          </table:table-cell>
          <table:table-cell office:value-type="float" office:value="52.6429144" calcext:value-type="float">
            <text:p>52.642914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taphorst</text:p>
          </table:table-cell>
          <table:table-cell office:value-type="string" calcext:value-type="string">
            <text:p>Baarloo, staphorster grote stouw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aarloo, staphorster grote stouwe</text:p>
          </table:table-cell>
          <table:table-cell office:value-type="float" office:value="6.1994944" calcext:value-type="float">
            <text:p>6.1994944</text:p>
          </table:table-cell>
          <table:table-cell office:value-type="float" office:value="52.6429144" calcext:value-type="float">
            <text:p>52.6429144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taphorst</text:p>
          </table:table-cell>
          <table:table-cell office:value-type="string" calcext:value-type="string">
            <text:p>Staphorster grote stouwe, Hami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aphorster grote stouwe, Hamingen</text:p>
          </table:table-cell>
          <table:table-cell office:value-type="float" office:value="6.1994944" calcext:value-type="float">
            <text:p>6.1994944</text:p>
          </table:table-cell>
          <table:table-cell office:value-type="float" office:value="52.6429144" calcext:value-type="float">
            <text:p>52.642914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taphorst</text:p>
          </table:table-cell>
          <table:table-cell office:value-type="string" calcext:value-type="string">
            <text:p>Staphorst Oostersla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aphorst Oosterslag</text:p>
          </table:table-cell>
          <table:table-cell office:value-type="float" office:value="6.1994944" calcext:value-type="float">
            <text:p>6.1994944</text:p>
          </table:table-cell>
          <table:table-cell office:value-type="float" office:value="52.6429144" calcext:value-type="float">
            <text:p>52.642914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teenwijk</text:p>
          </table:table-cell>
          <table:table-cell office:value-type="string" calcext:value-type="string">
            <text:p>Steenwijk, gemaals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eenwijk, gemaalsweg</text:p>
          </table:table-cell>
          <table:table-cell office:value-type="float" office:value="6.1180686" calcext:value-type="float">
            <text:p>6.1180686</text:p>
          </table:table-cell>
          <table:table-cell office:value-type="float" office:value="52.7868939" calcext:value-type="float">
            <text:p>52.786893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teenwijk</text:p>
          </table:table-cell>
          <table:table-cell office:value-type="string" calcext:value-type="string">
            <text:p>Wolvega, Lindeval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lvega, Lindevallei</text:p>
          </table:table-cell>
          <table:table-cell office:value-type="float" office:value="6.1180686" calcext:value-type="float">
            <text:p>6.1180686</text:p>
          </table:table-cell>
          <table:table-cell office:value-type="float" office:value="52.7868939" calcext:value-type="float">
            <text:p>52.786893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teenwijk</text:p>
          </table:table-cell>
          <table:table-cell office:value-type="string" calcext:value-type="string">
            <text:p>Grote Noordwold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rote Noordwolderpolder</text:p>
          </table:table-cell>
          <table:table-cell office:value-type="float" office:value="6.1180686" calcext:value-type="float">
            <text:p>6.1180686</text:p>
          </table:table-cell>
          <table:table-cell office:value-type="float" office:value="52.7868939" calcext:value-type="float">
            <text:p>52.7868939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teenwijk</text:p>
          </table:table-cell>
          <table:table-cell office:value-type="string" calcext:value-type="string">
            <text:p>Steenwijk,builakk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eenwijk,builakkerweg</text:p>
          </table:table-cell>
          <table:table-cell office:value-type="float" office:value="6.1180686" calcext:value-type="float">
            <text:p>6.1180686</text:p>
          </table:table-cell>
          <table:table-cell office:value-type="float" office:value="52.7868939" calcext:value-type="float">
            <text:p>52.786893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teenwijk</text:p>
          </table:table-cell>
          <table:table-cell office:value-type="string" calcext:value-type="string">
            <text:p>Steenwijk, Zuidveen, De Auk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teenwijk, Zuidveen, De Auken</text:p>
          </table:table-cell>
          <table:table-cell office:value-type="float" office:value="6.1180686" calcext:value-type="float">
            <text:p>6.1180686</text:p>
          </table:table-cell>
          <table:table-cell office:value-type="float" office:value="52.7868939" calcext:value-type="float">
            <text:p>52.786893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Cillaarshoek, St. Anthony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illaarshoek, St. Anthonypolder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Polder Oude Oost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Polder Oude Oostdijk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Oude Land van Strij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Oude Land van Strijen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Strijen, Oudeland van Strij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trijen, Oudeland van Strijen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Munniken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Munnikenland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Melissan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Melissant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Maasdam, St.Anthonie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Maasdam, St.Anthoniepolder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St.Anthony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t.Anthonypolder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Strijen, Land van Essch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trijen, Land van Essche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St. Anthony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t. Anthonypolder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Oudeland van Strijen ZH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Oudeland van Strijen ZHL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Munnikenland (Westmaas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Munnikenland (Westmaas)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Cillaarshoek, Anthony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illaarshoek, Anthonypolder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Anthony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Anthonypolder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Oudeland van Strij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Oudeland van Strijen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Maasdam, Anthony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Maasdam, Anthonypolder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Westmaas, Munniken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Westmaas, Munnikenland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Maasdam, St. Anthonie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Maasdam, St. Anthoniepolder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Strijen</text:p>
          </table:table-cell>
          <table:table-cell office:value-type="string" calcext:value-type="string">
            <text:p>Noordelijke Delta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Noordelijke Delta</text:p>
          </table:table-cell>
          <table:table-cell office:value-type="float" office:value="4.5539197" calcext:value-type="float">
            <text:p>4.5539197</text:p>
          </table:table-cell>
          <table:table-cell office:value-type="float" office:value="51.7446835" calcext:value-type="float">
            <text:p>51.744683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Texel</text:p>
          </table:table-cell>
          <table:table-cell office:value-type="string" calcext:value-type="string">
            <text:p>Eyerlandse Polder Tex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Eyerlandse Polder Texel</text:p>
          </table:table-cell>
          <table:table-cell office:value-type="float" office:value="4.7977149" calcext:value-type="float">
            <text:p>4.7977149</text:p>
          </table:table-cell>
          <table:table-cell office:value-type="float" office:value="53.0547626" calcext:value-type="float">
            <text:p>53.05476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Texel</text:p>
          </table:table-cell>
          <table:table-cell office:value-type="string" calcext:value-type="string">
            <text:p>Texel, Z-Eyerlandse 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Texel, Z-Eyerlandse polder</text:p>
          </table:table-cell>
          <table:table-cell office:value-type="float" office:value="4.7977149" calcext:value-type="float">
            <text:p>4.7977149</text:p>
          </table:table-cell>
          <table:table-cell office:value-type="float" office:value="53.0547626" calcext:value-type="float">
            <text:p>53.0547626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Texel</text:p>
          </table:table-cell>
          <table:table-cell office:value-type="string" calcext:value-type="string">
            <text:p>waal en burg tex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aal en burg texel</text:p>
          </table:table-cell>
          <table:table-cell office:value-type="float" office:value="4.7977149" calcext:value-type="float">
            <text:p>4.7977149</text:p>
          </table:table-cell>
          <table:table-cell office:value-type="float" office:value="53.0547626" calcext:value-type="float">
            <text:p>53.054762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Tijnje</text:p>
          </table:table-cell>
          <table:table-cell office:value-type="string" calcext:value-type="string">
            <text:p>Warrewei tussen Oldeboorn en Tjinj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arrewei tussen Oldeboorn en Tjinje</text:p>
          </table:table-cell>
          <table:table-cell office:value-type="float" office:value="5.9934442" calcext:value-type="float">
            <text:p>5.9934442</text:p>
          </table:table-cell>
          <table:table-cell office:value-type="float" office:value="53.031338" calcext:value-type="float">
            <text:p>53.03133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2" office:value-type="string" calcext:value-type="string">
            <text:p>Tijnj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ijnje</text:p>
          </table:table-cell>
          <table:table-cell office:value-type="float" office:value="5.9934442" calcext:value-type="float">
            <text:p>5.9934442</text:p>
          </table:table-cell>
          <table:table-cell office:value-type="float" office:value="53.031338" calcext:value-type="float">
            <text:p>53.03133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Tijnje</text:p>
          </table:table-cell>
          <table:table-cell office:value-type="string" calcext:value-type="string">
            <text:p>De Tijnje, warre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Tijnje, warrewei</text:p>
          </table:table-cell>
          <table:table-cell office:value-type="float" office:value="5.9934442" calcext:value-type="float">
            <text:p>5.9934442</text:p>
          </table:table-cell>
          <table:table-cell office:value-type="float" office:value="53.031338" calcext:value-type="float">
            <text:p>53.03133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Tijnje</text:p>
          </table:table-cell>
          <table:table-cell office:value-type="string" calcext:value-type="string">
            <text:p>De Tynje, warre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De Tynje, warrewei</text:p>
          </table:table-cell>
          <table:table-cell office:value-type="float" office:value="5.9934442" calcext:value-type="float">
            <text:p>5.9934442</text:p>
          </table:table-cell>
          <table:table-cell office:value-type="float" office:value="53.031338" calcext:value-type="float">
            <text:p>53.03133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Tijnje</text:p>
          </table:table-cell>
          <table:table-cell office:value-type="string" calcext:value-type="string">
            <text:p>Tijne Warrenw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ijne Warrenwei</text:p>
          </table:table-cell>
          <table:table-cell office:value-type="float" office:value="5.9934442" calcext:value-type="float">
            <text:p>5.9934442</text:p>
          </table:table-cell>
          <table:table-cell office:value-type="float" office:value="53.031338" calcext:value-type="float">
            <text:p>53.03133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Tijnje</text:p>
          </table:table-cell>
          <table:table-cell office:value-type="string" calcext:value-type="string">
            <text:p>Tijnje Frieswij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ijnje Frieswijkpolder</text:p>
          </table:table-cell>
          <table:table-cell office:value-type="float" office:value="5.9934442" calcext:value-type="float">
            <text:p>5.9934442</text:p>
          </table:table-cell>
          <table:table-cell office:value-type="float" office:value="53.031338" calcext:value-type="float">
            <text:p>53.031338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Vreden</text:p>
          </table:table-cell>
          <table:table-cell office:value-type="string" calcext:value-type="string">
            <text:p>Ellewicker Feld, Vred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Ellewicker Feld, Vreden</text:p>
          </table:table-cell>
          <table:table-cell office:value-type="float" office:value="6.8245487" calcext:value-type="float">
            <text:p>6.8245487</text:p>
          </table:table-cell>
          <table:table-cell office:value-type="float" office:value="52.0353944" calcext:value-type="float">
            <text:p>52.0353944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Vught</text:p>
          </table:table-cell>
          <table:table-cell office:value-type="string" calcext:value-type="string">
            <text:p>Vughtse Gemen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Vughtse Gement</text:p>
          </table:table-cell>
          <table:table-cell office:value-type="float" office:value="5.2943466" calcext:value-type="float">
            <text:p>5.2943466</text:p>
          </table:table-cell>
          <table:table-cell office:value-type="float" office:value="51.653306" calcext:value-type="float">
            <text:p>51.65330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2" office:value-type="string" calcext:value-type="string">
            <text:p>Vyn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Vynen</text:p>
          </table:table-cell>
          <table:table-cell office:value-type="float" office:value="6.4126854" calcext:value-type="float">
            <text:p>6.4126854</text:p>
          </table:table-cell>
          <table:table-cell office:value-type="float" office:value="51.7025924" calcext:value-type="float">
            <text:p>51.702592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Vynen</text:p>
          </table:table-cell>
          <table:table-cell office:value-type="string" calcext:value-type="string">
            <text:p>Haffen-Bissl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Haffen-Bisslich</text:p>
          </table:table-cell>
          <table:table-cell office:value-type="float" office:value="6.4126854" calcext:value-type="float">
            <text:p>6.4126854</text:p>
          </table:table-cell>
          <table:table-cell office:value-type="float" office:value="51.7025924" calcext:value-type="float">
            <text:p>51.7025924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, NS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NSG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 Stapp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 Stapp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Stapp 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Stapp Vorland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, Modellflugplat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Modellflugplatz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/Stapp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alsum/Stapp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Am Stapp, Dinslak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Am Stapp, Dinslaken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, Rheinaue Wa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Rheinaue Walsum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, binnen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binnenland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-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-Rheinvorland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 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alsum Vorland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Rheinvorland Wa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Rheinvorland Walsum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 Polder Nord/Stapp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alsum Polder Nord/Stapp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, Vorland Hasenfel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Vorland Hasenfeld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Rheinaue Wa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Rheinaue Walsum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-Stapp Polder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lsum-Stapp Polder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, binnenland Dinslak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uisburg-Walsum, binnenland Dinslaken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, Stapp Rheinau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lsum, Stapp Rheinaue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-Stapp, Rheinau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alsum-Stapp, Rheinaue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-Stapp, Rheinau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-Stapp, Rheinaue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-Stapp, O von KW Möll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-Stapp, O von KW Möllen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, Stapp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, Stapp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, NSG Rheinaue Wa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, NSG Rheinaue Walsum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 binnen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 binnenland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, Rheinvorland Milchplatz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Rheinvorland Milchplatz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-Stapp, NSG Rheinaue Wa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-Stapp, NSG Rheinaue Walsum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, Rheinau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Rheinaue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 Stapp nordteil Walsum NSG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inslaken Stapp nordteil Walsum NSG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 Polder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alsum Polder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uisburg-Walsum, NSG Rheinau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uisburg-Walsum, NSG Rheinaue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Stapp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Stapp, Rheinvorland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, Rheinvor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alsum, Rheinvorland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, binnenland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alsum, binnenland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, Rheinau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alsum, Rheinaue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-Rheinaue, Wa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inslaken-Rheinaue, Walsum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-Stapp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-Stapp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r Bru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r Bruch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Stapp, Dinslak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Stapp, Dinslaken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, Rheinaue Wa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, Rheinaue Walsum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-Stapp, Rheinaue Walsum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-Stapp, Rheinaue Walsum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Walsum, Rheinaue (Modelfllugplatz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alsum, Rheinaue (Modelfllugplatz)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Walsum</text:p>
          </table:table-cell>
          <table:table-cell office:value-type="string" calcext:value-type="string">
            <text:p>Dinslaken-Stapp, Emscherdelta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Dinslaken-Stapp, Emscherdelta</text:p>
          </table:table-cell>
          <table:table-cell office:value-type="float" office:value="6.7238275" calcext:value-type="float">
            <text:p>6.7238275</text:p>
          </table:table-cell>
          <table:table-cell office:value-type="float" office:value="51.5278689" calcext:value-type="float">
            <text:p>51.5278689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 office:value-type="string" calcext:value-type="string">
            <text:p>Warfstermo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arfstermolen</text:p>
          </table:table-cell>
          <table:table-cell office:value-type="float" office:value="6.2329561" calcext:value-type="float">
            <text:p>6.2329561</text:p>
          </table:table-cell>
          <table:table-cell office:value-type="float" office:value="53.2955171" calcext:value-type="float">
            <text:p>53.295517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Werrich</text:p>
          </table:table-cell>
          <table:table-cell office:value-type="string" calcext:value-type="string">
            <text:p>Bislicher Insel, Flutmuld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islicher Insel, Flutmulden</text:p>
          </table:table-cell>
          <table:table-cell office:value-type="float" office:value="6.5364415" calcext:value-type="float">
            <text:p>6.5364415</text:p>
          </table:table-cell>
          <table:table-cell office:value-type="float" office:value="51.6511157" calcext:value-type="float">
            <text:p>51.651115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2" office:value-type="string" calcext:value-type="string">
            <text:p>Wer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rrich</text:p>
          </table:table-cell>
          <table:table-cell office:value-type="float" office:value="6.5364415" calcext:value-type="float">
            <text:p>6.5364415</text:p>
          </table:table-cell>
          <table:table-cell office:value-type="float" office:value="51.6511157" calcext:value-type="float">
            <text:p>51.651115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Werrich</text:p>
          </table:table-cell>
          <table:table-cell office:value-type="string" calcext:value-type="string">
            <text:p>Bislicher Insel, Kleine Flutmuld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islicher Insel, Kleine Flutmulde</text:p>
          </table:table-cell>
          <table:table-cell office:value-type="float" office:value="6.5364415" calcext:value-type="float">
            <text:p>6.5364415</text:p>
          </table:table-cell>
          <table:table-cell office:value-type="float" office:value="51.6511157" calcext:value-type="float">
            <text:p>51.651115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Werrich</text:p>
          </table:table-cell>
          <table:table-cell office:value-type="string" calcext:value-type="string">
            <text:p>Umgebung Bislicher Insel-Xant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Umgebung Bislicher Insel-Xanten</text:p>
          </table:table-cell>
          <table:table-cell office:value-type="float" office:value="6.5364415" calcext:value-type="float">
            <text:p>6.5364415</text:p>
          </table:table-cell>
          <table:table-cell office:value-type="float" office:value="51.6511157" calcext:value-type="float">
            <text:p>51.6511157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Werrich</text:p>
          </table:table-cell>
          <table:table-cell office:value-type="string" calcext:value-type="string">
            <text:p>Ginderich-Wer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Ginderich-Werrich</text:p>
          </table:table-cell>
          <table:table-cell office:value-type="float" office:value="6.5364415" calcext:value-type="float">
            <text:p>6.5364415</text:p>
          </table:table-cell>
          <table:table-cell office:value-type="float" office:value="51.6511157" calcext:value-type="float">
            <text:p>51.651115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Werrich</text:p>
          </table:table-cell>
          <table:table-cell office:value-type="string" calcext:value-type="string">
            <text:p>Ginder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Ginderich</text:p>
          </table:table-cell>
          <table:table-cell office:value-type="float" office:value="6.5364415" calcext:value-type="float">
            <text:p>6.5364415</text:p>
          </table:table-cell>
          <table:table-cell office:value-type="float" office:value="51.6511157" calcext:value-type="float">
            <text:p>51.651115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Werrich</text:p>
          </table:table-cell>
          <table:table-cell office:value-type="string" calcext:value-type="string">
            <text:p>Werrich (Bisslicher Insel)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rrich (Bisslicher Insel)</text:p>
          </table:table-cell>
          <table:table-cell office:value-type="float" office:value="6.5364415" calcext:value-type="float">
            <text:p>6.5364415</text:p>
          </table:table-cell>
          <table:table-cell office:value-type="float" office:value="51.6511157" calcext:value-type="float">
            <text:p>51.651115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Werrich</text:p>
          </table:table-cell>
          <table:table-cell office:value-type="string" calcext:value-type="string">
            <text:p>Bislicher Ins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islicher Insel</text:p>
          </table:table-cell>
          <table:table-cell office:value-type="float" office:value="6.5364415" calcext:value-type="float">
            <text:p>6.5364415</text:p>
          </table:table-cell>
          <table:table-cell office:value-type="float" office:value="51.6511157" calcext:value-type="float">
            <text:p>51.6511157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Werrich</text:p>
          </table:table-cell>
          <table:table-cell office:value-type="string" calcext:value-type="string">
            <text:p>Bisslicher Ins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Bisslicher Insel</text:p>
          </table:table-cell>
          <table:table-cell office:value-type="float" office:value="6.5364415" calcext:value-type="float">
            <text:p>6.5364415</text:p>
          </table:table-cell>
          <table:table-cell office:value-type="float" office:value="51.6511157" calcext:value-type="float">
            <text:p>51.6511157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Wieringen</text:p>
          </table:table-cell>
          <table:table-cell office:value-type="string" calcext:value-type="string">
            <text:p>Wieringer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ieringermeer</text:p>
          </table:table-cell>
          <table:table-cell office:value-type="float" office:value="4.97" calcext:value-type="float">
            <text:p>4.97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Wieringen</text:p>
          </table:table-cell>
          <table:table-cell office:value-type="string" calcext:value-type="string">
            <text:p>Normerpolder, Wiering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Normerpolder, Wieringen</text:p>
          </table:table-cell>
          <table:table-cell office:value-type="float" office:value="4.97" calcext:value-type="float">
            <text:p>4.97</text:p>
          </table:table-cell>
          <table:table-cell office:value-type="float" office:value="52.9" calcext:value-type="float">
            <text:p>52.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Wijk bij Duurstede</text:p>
          </table:table-cell>
          <table:table-cell office:value-type="string" calcext:value-type="string">
            <text:p>Wijk bij Duurstede, Gravenbo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ijk bij Duurstede, Gravenbol</text:p>
          </table:table-cell>
          <table:table-cell office:value-type="float" office:value="5.3384495" calcext:value-type="float">
            <text:p>5.3384495</text:p>
          </table:table-cell>
          <table:table-cell office:value-type="float" office:value="51.9756003" calcext:value-type="float">
            <text:p>51.975600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Wijk bij Duurstede</text:p>
          </table:table-cell>
          <table:table-cell office:value-type="string" calcext:value-type="string">
            <text:p>Wijk bij Duurstede, Lek, Bossch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Wijk bij Duurstede, Lek, Bosscherwaarden</text:p>
          </table:table-cell>
          <table:table-cell office:value-type="float" office:value="5.3384495" calcext:value-type="float">
            <text:p>5.3384495</text:p>
          </table:table-cell>
          <table:table-cell office:value-type="float" office:value="51.9756003" calcext:value-type="float">
            <text:p>51.9756003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Workum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rkumerwaard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Zuidwest-Fries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Zuidwest-Friesland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It Heidenski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t Heidenskip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Nijehu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jehuzum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Polder Geele Strand, Work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lder Geele Strand, Workum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Nijhui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jhuizum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Workum*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rkum*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2" office:value-type="string" calcext:value-type="string">
            <text:p>Work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rkum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Fluessen, Heideski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luessen, Heideskip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Heidenski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idenskip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Polder Geele Str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Polder Geele Strand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Koudum, Fries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oudum, Friesland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Koud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Koudum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Nyhui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yhuizum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Heidenscha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Heidenschap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ten W Work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en W Workum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Nijhuz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ijhuzum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Workum</text:p>
          </table:table-cell>
          <table:table-cell office:value-type="string" calcext:value-type="string">
            <text:p>Workum, Jouke Sjoerds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Workum, Jouke Sjoerdspolder</text:p>
          </table:table-cell>
          <table:table-cell office:value-type="float" office:value="5.4495924" calcext:value-type="float">
            <text:p>5.4495924</text:p>
          </table:table-cell>
          <table:table-cell office:value-type="float" office:value="52.9803166" calcext:value-type="float">
            <text:p>52.980316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Xanten</text:p>
          </table:table-cell>
          <table:table-cell office:value-type="string" calcext:value-type="string">
            <text:p>Xanten-Beek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Xanten-Beek</text:p>
          </table:table-cell>
          <table:table-cell office:value-type="float" office:value="6.4486504" calcext:value-type="float">
            <text:p>6.4486504</text:p>
          </table:table-cell>
          <table:table-cell office:value-type="float" office:value="51.6571081" calcext:value-type="float">
            <text:p>51.6571081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assendelft zuid west (zuiderpolder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assendelft zuid west (zuiderpolder)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Polder Katwoude, Volenda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Polder Katwoude, Volendam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hekslootpolder (nabij haarlem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ekslootpolder (nabij haarlem)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Opperwou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Opperwoud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-zui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-zuid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Assendelft zuidwest (zuiderpolder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Assendelft zuidwest (zuiderpolder)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Hientjesrak en Broek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ientjesrak en Broeker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-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Ransdor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ansdorp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ijde worme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ijde wormee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vang 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vang -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kat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katwoude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inlaag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inlaag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- 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- we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aterland 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aterland 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polder kat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polder katwoude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uid scherm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uid scherm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inlaagpolder ( spaarnwoude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inlaagpolder ( spaarnwoude)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Polder Kat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Polder Katwoude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-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-we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uider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uiderwoude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Verenigde Binnen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Verenigde Binnen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houtrakkerbeemden-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outrakkerbeemden-we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houtrakkerbeeemden- 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outrakkerbeeemden- we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inlaagpolder (spaarnwoude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inlaagpolder (spaarnwoude)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aterland 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aterland 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Harger en Petten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arger en Pettener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aterland 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aterland -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uitgeesterbroek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uitgeesterbroek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 zui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 zuid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Volenda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Volendam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Abstkol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Abstkolk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 we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 we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aterland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aterland-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 -zui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 -zuid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aterland 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aterland 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Aetsveldse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Aetsveldse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starnmeer/zuid scherm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tarnmeer/zuid scherm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heksloot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eksloot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aterland-oost en kat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aterland-oost en katwoude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aterland- 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aterland- 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estwouder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estwouder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Blijkme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lijkme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Aetsveldt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Aetsveldt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Heintjesrak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eintjesraken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Kat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Katwoude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Abtskol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Abtskolk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Waterland-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Waterland-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 oo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 oost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Spaarn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paarnwoude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Zeevang zui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Zeevang zuid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spaarnwou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spaarnwoude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Noordpol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oordpolder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Zaandam</text:p>
          </table:table-cell>
          <table:table-cell office:value-type="string" calcext:value-type="string">
            <text:p>noordpolder beoosten mui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oordpolder beoosten muiden</text:p>
          </table:table-cell>
          <table:table-cell office:value-type="float" office:value="4.8291993" calcext:value-type="float">
            <text:p>4.8291993</text:p>
          </table:table-cell>
          <table:table-cell office:value-type="float" office:value="52.4420399" calcext:value-type="float">
            <text:p>52.4420399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Zevenaar</text:p>
          </table:table-cell>
          <table:table-cell office:value-type="string" calcext:value-type="string">
            <text:p>Bahrestraat Giesbe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ahrestraat Giesbeek</text:p>
          </table:table-cell>
          <table:table-cell office:value-type="float" office:value="6.076959" calcext:value-type="float">
            <text:p>6.076959</text:p>
          </table:table-cell>
          <table:table-cell office:value-type="float" office:value="51.9294445" calcext:value-type="float">
            <text:p>51.9294445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Zevenaar</text:p>
          </table:table-cell>
          <table:table-cell office:value-type="string" calcext:value-type="string">
            <text:p>Oud-Zevenaa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ud-Zevenaar</text:p>
          </table:table-cell>
          <table:table-cell office:value-type="float" office:value="6.076959" calcext:value-type="float">
            <text:p>6.076959</text:p>
          </table:table-cell>
          <table:table-cell office:value-type="float" office:value="51.9294445" calcext:value-type="float">
            <text:p>51.9294445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Zevenaar</text:p>
          </table:table-cell>
          <table:table-cell office:value-type="string" calcext:value-type="string">
            <text:p>Lobit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Lobith</text:p>
          </table:table-cell>
          <table:table-cell office:value-type="float" office:value="6.076959" calcext:value-type="float">
            <text:p>6.076959</text:p>
          </table:table-cell>
          <table:table-cell office:value-type="float" office:value="51.9294445" calcext:value-type="float">
            <text:p>51.9294445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Zevenaar</text:p>
          </table:table-cell>
          <table:table-cell office:value-type="string" calcext:value-type="string">
            <text:p>Hoog IJssel/Greffelkam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Hoog IJssel/Greffelkamp</text:p>
          </table:table-cell>
          <table:table-cell office:value-type="float" office:value="6.076959" calcext:value-type="float">
            <text:p>6.076959</text:p>
          </table:table-cell>
          <table:table-cell office:value-type="float" office:value="51.9294445" calcext:value-type="float">
            <text:p>51.9294445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Zevenaar</text:p>
          </table:table-cell>
          <table:table-cell office:value-type="string" calcext:value-type="string">
            <text:p>Babberic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abberich</text:p>
          </table:table-cell>
          <table:table-cell office:value-type="float" office:value="6.076959" calcext:value-type="float">
            <text:p>6.076959</text:p>
          </table:table-cell>
          <table:table-cell office:value-type="float" office:value="51.9294445" calcext:value-type="float">
            <text:p>51.9294445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Zevenaar</text:p>
          </table:table-cell>
          <table:table-cell office:value-type="string" calcext:value-type="string">
            <text:p>Oude IJsseld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Oude IJsseldal</text:p>
          </table:table-cell>
          <table:table-cell office:value-type="float" office:value="6.076959" calcext:value-type="float">
            <text:p>6.076959</text:p>
          </table:table-cell>
          <table:table-cell office:value-type="float" office:value="51.9294445" calcext:value-type="float">
            <text:p>51.9294445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Zevenaar</text:p>
          </table:table-cell>
          <table:table-cell office:value-type="string" calcext:value-type="string">
            <text:p>Liemer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Liemers</text:p>
          </table:table-cell>
          <table:table-cell office:value-type="float" office:value="6.076959" calcext:value-type="float">
            <text:p>6.076959</text:p>
          </table:table-cell>
          <table:table-cell office:value-type="float" office:value="51.9294445" calcext:value-type="float">
            <text:p>51.9294445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Zevenaar</text:p>
          </table:table-cell>
          <table:table-cell office:value-type="string" calcext:value-type="string">
            <text:p>Dui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uiven</text:p>
          </table:table-cell>
          <table:table-cell office:value-type="float" office:value="6.076959" calcext:value-type="float">
            <text:p>6.076959</text:p>
          </table:table-cell>
          <table:table-cell office:value-type="float" office:value="51.9294445" calcext:value-type="float">
            <text:p>51.929444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aak, Bronkhors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aak, Bronkhors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Voorster 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Voorster 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Cortenoeverse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Cortenoeverseweg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Voorster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Voorster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Cortenoever, Ganzen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Cortenoever, Ganzen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2" office:value-type="string" calcext:value-type="string">
            <text:p>Zutph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Zutph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Voorster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Voorster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Cortenoev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Cortenoever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Ravens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avens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weerde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weerdeweg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Rammel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ammelwaard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Twentekan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Twentekanaal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uiten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uiten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Voorster 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Voorster 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Gorsselsche En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Gorsselsche Enk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Leuvenheim,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Leuvenheim, ui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Ganzen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Ganzen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Zupthen IJssel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Zupthen IJsselui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Zutphen-De Hov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Zutphen-De Hov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ronkhorst, Spaenswee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ronkhorst, Spaensweerd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Eef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Eefde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aa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aak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Zutph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Jssel bij Zutph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Voorster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Voorster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West van steenfabriek Bronkhor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est van steenfabriek Bronkhorst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ronkhorst, Bronkhors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ronkhorst, Bronkhors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aak - de Weijde Blic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aak - de Weijde Blick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Brumm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Brumm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Wilpse 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Wilpse 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Twenthekan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Twenthekanaal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Eef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Eefe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Eefde binnendijk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Eefde binnendijks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Gorss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Gorssel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Cortenoev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Cortenoever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Zupth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Zupth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straat Zupth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straat Zupth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Vierakk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Vierakker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Voorst-Nijenbe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Voorst-Nijenbeek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Twenthekan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Twenthekanaal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Bronkhors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Bronkhors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Den Elt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Den Elterweg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Eefde - buitendijk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Eefde - buitendijks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ronsbergen -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ronsbergen - ui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ganzen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ganzen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Ganzen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Ganzen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Rijsselsche 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Rijsselsche 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Revelhorst Zutph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evelhorst Zutph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Nijenbu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ijenburg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ronkhors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ronkhors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Tichelbeekse Waarden, Brumm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Tichelbeekse Waarden, Brumm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Eefde - binnendijk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Eefde - binnendijks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Bronkhors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Bronkhors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Nijenbeekse 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ijenbeekse 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Gelder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Gelderland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dal bij Brumm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dal bij Brumm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-Wilpsche 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-Wilpsche 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Den Elt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Den Elterweg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aker 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aker Waard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Ravens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Ravenswaard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steenfabriek Zutph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steenfabriek Zutph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Nijenbeker 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ijenbeker 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-Twenthekan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-Twenthekanaal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Doesbur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Doesburg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Eef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Eefde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Terwol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Terwolde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NIjenbeek, De Pol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Ijenbeek, De Poll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Ganzenei - overzijde rivi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anzenei - overzijde rivier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tegenover Ganzen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tegenover Ganzen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Eef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Eefde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Zutphen -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Zutphen - ui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Bronkhorster 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 bij Bronkhorster 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Rammel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Rammelwaard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Leuvenheim,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Leuvenheim, Ui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 bij Ravens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 bij Ravens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Cortenoev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Cortenoever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ronkhorst, uit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ronkhorst, uiterwaarden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Stokebrands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Stokebrandswaard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Nijebeeker 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ijebeeker 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IJssel, Rammel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Rammelwaard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Wilpsche Kle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ilpsche Klei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Braakse gem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Braakse gemaal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Zutphen</text:p>
          </table:table-cell>
          <table:table-cell office:value-type="string" calcext:value-type="string">
            <text:p>Eefde-Rijsseltsche 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Eefde-Rijsseltsche Waard</text:p>
          </table:table-cell>
          <table:table-cell office:value-type="float" office:value="6.1960584" calcext:value-type="float">
            <text:p>6.1960584</text:p>
          </table:table-cell>
          <table:table-cell office:value-type="float" office:value="52.142736" calcext:value-type="float">
            <text:p>52.142736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Zwartsluis</text:p>
          </table:table-cell>
          <table:table-cell office:value-type="string" calcext:value-type="string">
            <text:p>Bentpolder bij Vollenhov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entpolder bij Vollenhove</text:p>
          </table:table-cell>
          <table:table-cell office:value-type="float" office:value="6.0703159" calcext:value-type="float">
            <text:p>6.0703159</text:p>
          </table:table-cell>
          <table:table-cell office:value-type="float" office:value="52.6408691" calcext:value-type="float">
            <text:p>52.640869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schell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chellerwaard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vreugderijk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vreugderijkerwaard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zwolle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Wapen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apenveld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Vorchter 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Vorchter Waarden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ijssel, zwoll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zwolle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marleren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marlerenk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polder hoog zal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polder hoog zalk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IJssel Zwolle-Kamp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 Zwolle-Kampen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ijssel, marl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ijssel, marlerwaarden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Welsum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elsumerwaarden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spoolderen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poolderenk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2" office:value-type="string" calcext:value-type="string">
            <text:p>Zwoll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Zwolle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spoolderhan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spoolderhank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polder mastenbroe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polder mastenbroek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engelse wer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engelse werk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marl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marlerwaarden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Weerdse weg IJss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Weerdse weg IJssel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hoen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hoenwaard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bentinckswell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bentinckswellen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ijssel, aersoltweer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, aersoltweerde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ijsseluiterwaarden tussen zalk en de zan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uiterwaarden tussen zalk en de zande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IJssel Deventer-Zwoll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 Deventer-Zwolle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ijssel, tussen zalk en de zand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, tussen zalk en de zande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koppeler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koppelerwaard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ijssel, harculo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, harculo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ijssel, scheller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, schellerwaarden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NW van Devent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NW van Deventer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polder hatte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polder hattem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Zwolle</text:p>
          </table:table-cell>
          <table:table-cell office:value-type="string" calcext:value-type="string">
            <text:p>Zuid van Welsum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Zuid van Welsum</text:p>
          </table:table-cell>
          <table:table-cell office:value-type="float" office:value="6.0830219" calcext:value-type="float">
            <text:p>6.0830219</text:p>
          </table:table-cell>
          <table:table-cell office:value-type="float" office:value="52.5167747" calcext:value-type="float">
            <text:p>52.516774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Klein Netterd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lein Netterden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Kranenburger Bruch, Landkreis Kleve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ranenburger Bruch, Landkreis Kleve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Düffelt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üffelt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Salmort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Salmorth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Zyfflich - Düffelt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Zyfflich - Düffelt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Düffel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Düffel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Keek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eeken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Brien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Brienen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Biene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Bienen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2" office:value-type="string" calcext:value-type="string">
            <text:p>Zyfflich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Zyfflich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Zyfflich</text:p>
          </table:table-cell>
          <table:table-cell office:value-type="string" calcext:value-type="string">
            <text:p>Schenkenschans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Schenkenschans</text:p>
          </table:table-cell>
          <table:table-cell office:value-type="float" office:value="5.9703581" calcext:value-type="float">
            <text:p>5.9703581</text:p>
          </table:table-cell>
          <table:table-cell office:value-type="float" office:value="51.8232364" calcext:value-type="float">
            <text:p>51.823236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Jssel, Buitenwaarden Wijh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, Buitenwaarden Wijh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iederrhein</text:p>
          </table:table-cell>
          <table:table-cell office:value-type="string" calcext:value-type="string">
            <text:p>NRW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Niederrhei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jsseltsche 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ijsseltsche Waar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jssensche 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ijssensche Waar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adoelermeer, oude 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Kadoelermeer, oude lan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ndjes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Mandjeswaar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ordwest-Overijss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Noordwest-Overijsse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Jssel zuid van Ols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 zuid van Ols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euwter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Leeuwtervel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Jsseldal Zutph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dal Zutph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kkerterp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ekkerterp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W-Overijsse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NW-Overijsse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jouwer Kriten,deeler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jouwer Kriten,deelerwe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lushoeke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lushoek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derland totaal</text:p>
          </table:table-cell>
          <table:table-cell table:number-columns-repeated="2" office:value-type="string" calcext:value-type="string">
            <text:p>NL</text:p>
          </table:table-cell>
          <table:table-cell office:value-type="string" calcext:value-type="string">
            <text:p>Nederland totaa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iesland tot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iesland totaa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derland totaal II</text:p>
          </table:table-cell>
          <table:table-cell table:number-columns-repeated="2" office:value-type="string" calcext:value-type="string">
            <text:p>NL</text:p>
          </table:table-cell>
          <table:table-cell office:value-type="string" calcext:value-type="string">
            <text:p>Nederland totaal I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derlant totaal</text:p>
          </table:table-cell>
          <table:table-cell table:number-columns-repeated="2" office:value-type="string" calcext:value-type="string">
            <text:p>NL</text:p>
          </table:table-cell>
          <table:table-cell office:value-type="string" calcext:value-type="string">
            <text:p>Nederlant totaa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Jssel, Zutph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, Zutph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ordelijk Ijsseld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Noordelijk Ijsseldal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ord-Braban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oord-Braba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rveldse Ve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Herveldse Vel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ppel.mat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Meppel.matenwe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Jonen, hevenweg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Jonen, hevenweg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ampereilan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Kampereilan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attenwaar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Kattenwaard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ijsselsche Waard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Rijsselsche Waarden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eppel, nieuwe dijk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Meppel, nieuwe dijk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derland totaal I</text:p>
          </table:table-cell>
          <table:table-cell table:number-columns-repeated="2" office:value-type="string" calcext:value-type="string">
            <text:p>NL</text:p>
          </table:table-cell>
          <table:table-cell office:value-type="string" calcext:value-type="string">
            <text:p>Nederland totaal I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Jsseldelta totaal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IJsseldelta totaal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3:00:13.472725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2T13:00:53.466877008</dc:date>
    <dc:creator>Pratik Gupte</dc:creator>
    <meta:editing-duration>PT2M50S</meta:editing-duration>
    <meta:editing-cycles>3</meta:editing-cycles>
    <meta:generator>LibreOffice/5.3.1.2$Linux_X86_64 LibreOffice_project/30m0$Build-2</meta:generator>
    <meta:document-statistic meta:table-count="1" meta:cell-count="13631" meta:object-count="0"/>
  </office:meta>
</office:document-meta>
</file>